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.111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resp_summary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y_response</text:p>
          </table:table-cell>
          <table:table-cell office:value-type="string" calcext:value-type="string">
            <text:p>bert_predict</text:p>
          </table:table-cell>
          <table:table-cell office:value-type="string" calcext:value-type="string">
            <text:p>catboost_predict</text:p>
          </table:table-cell>
        </table:table-row>
        <table:table-row table:style-name="ro1">
          <table:table-cell office:value-type="string" calcext:value-type="string">
            <text:p>http://0-50.ru/news/incident/2013-04-06/id_3124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0485.cnqiangtie.com/film/jOWB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0485.cnqiangtie.com/movie/XVgC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24424.blog71.fc2.com/blog-category-38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24424.blog71.fc2.com/blog-entry-32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3de16.needtovacation.com/jyji/240594.html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0739news.com/info/1308762/262%E6%9C%9F%EF%BC%9A%E3%80%90%E5%9B%9E%E5%BF%86%E5%BE%80%E4%BA%8B%E3%80%91%E7%94%B7%E5%A5%B3%E4%B8%AD%E7%89%B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00kursov.com/away/?url=http://ssylki.info-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0x10.co.kr/shopping/category_prd.asp?itemid=5506853&amp;disp=125102103&amp;pCtr=1251021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0yards-club.ru/news/turnir_po_strelbe_iz_luka_i_arbaleta_vremena_goda_maj_2016_v_sk_desjat_jardov/2016-05-20-1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1.sk/ext.php?ekgsybfnaa/sj-1753874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11c09.wangfujiaju.com/movie/q7eR20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1radio.com/voddetail/28989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211.veryrail.com/tkyt/498656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23fish.net/getDetail.php?ID=213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2monet.ru/kak-privlech-dengi-po-znaku-zodiaka-i-ego-stixii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11racco.blog75.fc2.com/blog-entry-1587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11racco.blog75.fc2.com/blog-entry-3149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8.255.28.202:8080/issweb/paginas/public/credenciamento/contribuintefora;jsessionid=RupMpkDS0IydeFgZ6ECbzE+u.undefine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784626.h68ks.com/index.phtml?PUT=A_SORT&amp;SORT=R40&amp;FID=1784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7f84.socialsavvysociety.com/nugp/6252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a.tancatcher.com/iemc/08872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1by.by/mix/koktejli-na-vynos-predlozhenie-kotoroe-uspelo-polyubitsya-zhitelyam-barselony-vo-vremya-karantina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hitoko.blog98.fc2.com/blog-date-20151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lq.misterparts.com/__media__/js/netsoltrademark.php?d=giresun.einsites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pachi-search.com/kensaku/%E5%B1%B1%E5%8F%A3/%E4%B8%8B%E9%96%A2%E5%B8%82/016336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08.nworker.ru/2011/11/27/o-koshkax-i-okoshka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18.agileturas.lt/vilnius/new-speaker-danil-michailovas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19.72sata.hr/category/sinj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205004.xobor.com/t358831f37-Open-All-Hours-81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20ga.ru/dizayn/iarkii-interer-mansardnoi-kvartiry-sinim-divanom-i-bibliotekoi.html/attachment/24734e4dd6438539d3af39eb805697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6864.g786u.com/index.phtml?PUT=a_show&amp;AID=187801&amp;FID=2116864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7029.mt76s.com/?PUT=a_show&amp;AID=189499&amp;FID=2117029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8326.mh67t.com/index.phtml?PUT=a_show&amp;AID=134587&amp;FID=2118326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4719.mgicorporation.com/fuew/429395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274.net.cn/news/shownews.php?id=11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8facai.wang/showidc.asp?id=2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b444.com/index.php/vod/detail/id/3162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kfdox.gdgjj.com/cartoon/90039381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3001ea.onmygaydar.com/zdcq/2749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360m3.com/free-legit-rage-cheats-ragebot-radar-legacy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3g.chaoyue888.com/bdfzz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3ndfls.ru/sample-pag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01f0.libertyvillagenrh.com/qbrw/747256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408.net.cn/news/shownews.php?id=19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08.net.cn/news/shownews.php?id=3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431.com.cn/news/shownews.php?id=135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7.gamarniks.com/news/26c79996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4favo.com/en/movie/247796/the-gu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g5gworld.com/category/tags/open-mobile-allian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medic.ru/list-c-midwifery-alpha-d1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thclassb2019.weebly.com/class-news/archives/03-20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theperfectparty.nl/624-slinger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2bjlx.com/?p=34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63796.omahavaloans.com/rtrq/734558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5757g.com/app/599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580.net.cn/news/shownews.php?id=74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b.pragglobal.com/xmeu/16999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60kph.com/forum/ucp.php?mode=delete_cookies&amp;sid=fd281ee0628499064a509f859fa8b3b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68.ldblog.jp/archives/5685414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6uzy.com/home.php?mod=space&amp;uid=4446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710000.1fenlei.com/list-news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74498.cn/news/shownews.php?id=31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809sex.com/?m=vod-detail-id-68334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8next.com/3ch_n_u2014/5242-3ch_n_u2014_1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94.shijiazhuangbbs.com/23299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99121.wiflyboard.com/html/5345c999457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a2t.univ-tours.fr/notice.php?id=231&amp;menu=Carte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68k.de/galeria/app.php/untersttzung?sid=3c1b1ac78273ec97b3b82e7527a4b2e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a-agency.ru/aleyna-ve-aleyk%C3%BCm-selam-ne-demek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byleighdesigns.com/about/abby-chelsea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ilityevidence.theworkpc.com/swing-trading-course/what-are-the-best-stocks-to-swing-trade-what-is-swing-trading-in-stocks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m.cc/pickup/E16351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onement.library.te.ua/2013/01/blog-post_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ovolos.se/empty_20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ademiaitalianasalerno.blogspot.com/2017/03/francesca-romana-memoli-presents-t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g.org/2020_census.ph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lapiers.com/index.php?option=com_user&amp;view=login&amp;return=aHR0cDovL2FjY2xhcGllcnMuY29tL2luZGV4LnBocD9vcHRpb249Y29tX2NvbXByb2ZpbGVyJnRhc2s9dXNlclByb2ZpbGUmdXNlcj0xOTMmSXRlbWlkPTU=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ecomments.mu.nu/?post=36440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ikerisim.comu.edu.tr/xmlui/discover?filtertype_0=author&amp;filtertype_1=subject&amp;filtertype_2=subject&amp;filter_relational_operator_1=equals&amp;filtertype_3=author&amp;filter_relational_operator_0=equals&amp;filtertype_4=dateIssued&amp;filter_2=Durum+%C3%A7al%C4%B1%C5%9Fmas%C4%B1&amp;filter_relational_operator_3=equals&amp;filter_1=Prospective+teachers&amp;filter_relational_operator_2=equals&amp;filter_0=Demir%2C+Mehmet+Kaan&amp;filter_relational_operator_4=equals&amp;filter_4=%5B2010+TO+2019%5D&amp;filter_3=%C5%9Eahin%2C+%C3%87avu%C5%9F&amp;filtertype=has_content_in_original_bundle&amp;filter_relational_operator=equals&amp;filter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dtocart.sli-systems.com/manual/de/mod/mod_statu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idas-nike-jisuyundong.x.yupoo.com/albums/136143975?uid=1&amp;isSubCate=false&amp;referrercate=189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idas-nike-jisuyundong.x.yupoo.com/albums/78006118?uid=1&amp;isSubCate=false&amp;referrercate=236019&amp;tab=no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min.trefagyar.hu/statisztika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morlov.ru/social/opeka-i-popechitelstvo/zashhita-prav-i-zakonnyx-interesov-detej-sirot-i-detej-ostavshixsya-bez-popecheniya-roditelej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riannaumowicz.com/tag/humor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wiresreview.blog43.fc2.com/?tag=%E3%80%90%EF%BC%B0.%EF%BC%A9.%EF%BC%B4%E3%80%91%E6%96%B0%E5%9E%8B%E3%82%A4%E3%83%B3%E3%83%95%E3%82%A9%E3%83%9E%E3%83%BC%E3%82%B1%E3%83%86%E3%82%A3%E3%83%B3%E3%82%B0%E3%83%84%E3%83%BC%E3%83%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es-int.com/product/gas-and-steam-turbines/turbin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ffair.com/default.php?qry=aaajj3Ek9EbNOvVMBZlbDMUbbXVNiENxTOAJCD5wIujnIt_behCq4qmO49Jt82geAGY375Sf._zcTkeWwSi9yqIL7T6WL8DnqNAd.qGF2v2spyiISnIJnF70facXenErqHKXdW3Fgf.lIlREQ5w2bCbZlIuIUXoSAruki7m3lhGKsyOoXYGr.5547xC8RsOmuFEhehf1QZohfXC90D0.t3yjLpCkyLTg9klNEOs_YxGKxOXnoUF9IwOw7dQh6WR3jZ4gti9wkIwiyOYoc.v0DcLA5WfBmG1CIi24TlbjWB8Ga5QLh9C30EzLUz8RrKqTsLA8tBdbZHNdTuKYS.CCYFE0.pOGwMzQJnIcMdD4F9A-&amp;tgt=NO%20TOKEN&amp;searchKey=adult+pay+per+view+video&amp;wp=1&amp;skp=44_80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fmsfmj.info/tag/big-news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gandruralleaders.org/agenda-2014-agchair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nethler.de/sites/siebreus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riwala.com/goods/insignificant154808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griwala.com/goods/recuperation167042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gromet.mkgp.gov.si/APP2/Detail?id=130&amp;archive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roshka.ru/ads/altayskiy_rayon_altayskiy_kray_rossiya/ovoshchi/lagenariya/prodazha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h.anhuinews.com/hn/zy/sj/202309/t20230912_707167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dscontrol.gov.lk/index.php?option=com_content&amp;view=article&amp;id=102&amp;Itemid=263&amp;lang=e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ron-pneumatic.com/index.php?option=com_content&amp;view=article&amp;id=37&amp;Itemid=24&amp;lang=i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ueo009375.blog.fc2.com/?mode=edit&amp;rno=408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wenba.com/kpf4ojw4/1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jandekdal.hu/40-szuletesnap-vegen-egymas-nyakaba-borultunk-ferjemmel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karmi.eu5.org/blog/wp-content/thumbnails/index.php?fgka-desinflamar-u%EF%BF%BD%EF%BF%BDa-encarnada-termino-medico-para-sequedadnbfcom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karmi.eu5.org/blog/wp-content/thumbnails/index.php?fgka-prurito-que-es-educacionrgufjqywg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karodsympa.com/tag/photography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kcvtv.com/index.php/vod/play/id/11767/sid/1/nid/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.houda.free.fr/forum/login.php?sid=85a2ff5d7339754dac91b07fbdd8e29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.houda.free.fr/forum/login.php?sid=8856c90441103231f52f377df185bb3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desahome.com/promocion/jardines-de-buenavist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ef-bg.org/bg/%D0%BC%D0%BB%D0%B0%D0%B4%D0%B5%D0%BD-%D0%B8%D0%B2%D0%B0%D0%BD%D0%BE%D0%B2-%D0%B2%D0%BB%D0%B8%D0%B7%D0%B0-%D0%B2-%D0%B7%D0%B0%D1%82%D0%B2%D0%BE%D1%80%D0%B0-%D0%B7%D0%B0-%D1%84%D0%B0%D0%BB%D1%88%D0%B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en-agro.ru/foto-kartofelia-s-polei-2018?view=597288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lexfahey.blogspot.com/2013/03/friday-flashback-4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geriensdefrance.com/archives/29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cemum.blog.fc2.com/blog-entry-101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na79k982047266.wikidot.com/blog:12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na79k982047266.wikidot.com/blog:20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lancavanagh.com/caricature-artist-weddings-dundalk/caricature-artist-for-weddings-dundalk-7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lendalechiropracticclinic.net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llo-olivier.com/Forums/viewtopic.php?id=1812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macenespetroleros.com.ar/lista.php?cat=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subuk.com/?N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ermontreal.com/corps-a-corps/pexels-jeswin-thomas-128016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ernativa.cccb.org/2021/en/2021-call-for-entries/film-submissionshttps:/alternativa.cccb.org/es/festival/en/en/activities/masterclasses/summary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mandental.com/tag/oral-b-electric-toothbrush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oservices.com/index.php?lang=2&amp;amp;idcatside=10&amp;amp;sid=690e2ccabf7f01b23dda37024b5ab6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porn.org/2013/mandy-morbid-6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umil-yug.ru/M3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.taifenggarment.com/news/new-fashion-gothic-style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alabel.g3.xrea.com/rate2009.htm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awari.xii.jp/k-yuntaku/yybbs.cgi?room=room18&amp;mode=std&amp;page=100&amp;bl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barfurniture.com/product/sf-104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bitious-consulting.jp/acg/tag/%E3%83%96%E3%83%A9%E3%83%B3%E3%83%87%E3%82%A3%E3%83%B3%E3%82%B0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it.org.il/news/%D7%92%D7%95%D7%92%D7%99%D7%94/%D7%90%D7%93%D7%A8%D7%99%D7%9B%D7%9C%D7%95%D7%AA-%D7%A4%D7%93%D7%92%D7%95%D7%92%D7%99%D7%A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mlich.truyenxuatichcu.com/xem-lich-ngay-27-thang-01-nam-1999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mote.pt/amoteradio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perfume.com/wp/%D0%B2%D0%B5%D1%8F%D0%BD%D0%B8%D1%8F-%D1%81%D1%82%D0%B0%D1%80%D0%BE%D1%81%D1%82%D0%B8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mplifyutah.org/the-story-room/slcc-student-promotes-indigenous-excellence-through-community-radio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ais.unievangelica.edu.br/index.php/CIPEEX/article/view/863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ais.unievangelica.edu.br/index.php/CIPEEX/article/view/871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apaot.ru/node/8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book.com/product/%EF%BF%BD%EF%BF%BD%EF%BF%BD%EF%BF%BD%EF%BF%BD%EF%BF%BD%EF%BF%BD%EF%BF%BD%EF%BF%BD%EF%BF%BD%EF%BF%BD%EF%BF%BD-ac-1402-105%EF%BF%BD%EF%BF%BD%EF%BF%BD/72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ientvoice.wikidot.com/vrm:kaikas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ientvoice.wikidot.com/vrm:shanku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dreanardon.altervista.org/tag/venezi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dreaslinden.se/2011/08/15/nattjob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droidlib.org/igry/golovolomki/3817-potion-pop-puzzle-match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abordados.blogspot.com/2012/06/ola-meninas-recebi-estes-grafico-hoj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amellor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icateuta.com/projects/category/collaboratio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improbablelife.com/2013/01/04/favorite-five-friday-ways-to-reach-a-goal/?replytocom=58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ishandheria.com/PhotoListTrip.aspx?Location=Mathera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ji-bg.com/?product=%D0%BA%D0%B0%D0%B1%D0%B5%D0%BB-3-52rca-1-8m-krugermatz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kri.pl/podrecznik-do-nauczania-religii-katolickiej-dla-klasy-5-szkoly-podstawowej-pt-szczesliwi-ktorzy-szukaja-prawdy-wydawnictwo-jednos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amorena.de/travelblog/?m=20131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apolis-valley-vacation.com/maude-lewis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edelamarrephotographie.com/visiter-sanary/2018-03-pierre-noelle-et-marius-116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landers.com/section.php?cat=pet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okovcheg.ru/%D0%BD%D0%B0%D1%88%D0%B8-%D0%B8%D0%BC%D0%B5%D0%BD%D0%B8%D0%BD%D0%BD%D0%B8%D0%BA%D0%B8-8-%D0%B0%D0%B2%D0%B3%D1%83%D1%81%D1%82%D0%B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saurus.com/tag/mingw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shan.wellenthein.com/?cat=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tenna1.fm/contests-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corruption.org.np/Research_Grant_Progra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go.mairi.ba.gov.br/em-meio-a-pandemia-do-coronavirus-secretaria-de-saude-de-mairi-desenvolve-servico-de-teleconsulta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tislapplaws.com/index.php?n=Site.WisconsinAntiSlappActsLaw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thesis.jdsawyer.net/tag/fre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nvitatrivedi.com/news_106_2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nybody-want-a-peanut.blogspot.com/2007/11/atlantic-schooners-need-hom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ymoreone.blogspot.com/2012/11/c-bomb-squadron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zuan-acu.com/2016/08/07/%E6%9D%8F%E5%BA%B5%E3%81%AE%E6%AD%B3%E6%99%82%E8%A8%98-%E7%AB%8B%E7%A7%8B%EF%BC%88%E5%85%B6%E3%81%AE1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otongyaoye.com/c03.asp?n_id=&amp;pag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ccollege.ac.in/index.php?option=com_content&amp;view=article&amp;id=265&amp;Itemid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cg.meteo.noa.gr/index.php/news-events/180-the-first-working-group-meeting-of-atmo-access-task-6-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echi.weebly.com/formacioacuten-en-liacutene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exeng.co.kr/bbs/board.php?bo_table=estimate&amp;wr_id=3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phrioclaro.sp.gov.br/category/transparenci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p.com.pt/abertura-de-candidaturas-premio-envelhecimento-ativo-dra-maria-raquel-ribeiro-categoria-familia-e-comunidad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pliedboredom.com/?m=atari-flashback-games-y-OeNk1Vi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qc100.com/productDetail-247-192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.cyrecliners.com/product/130.html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es.wordalone.com/docs/Jesus-came-for-sinn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6</text:p>
          </table:table-cell>
        </table:table-row>
        <table:table-row table:style-name="ro1">
          <table:table-cell office:value-type="string" calcext:value-type="string">
            <text:p>http://archivo.plasencia.es/index.php/informationobject/browse?sf_culture=es&amp;places=3162&amp;names=4312&amp;subjects=4534&amp;sort=lastUpdated&amp;showAdvanced=1&amp;topLod=0&amp;sortDir=desc&amp;media=prin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um.furedtv.hu/?p=videok&amp;anyagid=26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um.furedtv.hu/?p=videok&amp;anyagid=454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wum.server243133.nazwa.pl/archiwum2015/viewtopic.php?p=21920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wum.zakliczyninfo.pl/index.php/galeria/stara-fotografia/archiwalne-fotografie/ludzie-miejsca-wydarzenia-cz-i/ludzie-1-28-15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signgroup.com/latest-works/attachment/72nd-1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signgroup.com/latest-works/attachment/logowatermark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tallulahdsilva.blogspot.com/2020/03/developing-campsite-with-volunte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ive.com/contact/CONTACTbooking.cfm?DATEcheck=06/05/23&amp;CHECKword=DEFEN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rcticandnorth.ru/?ELEMENT_ID=3373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ariae.ir/54738-teaching-ideas-to-grow-with-felt-part-thre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ne4ever.free.fr/ariane4ever/search.php?sid=5467acbb1570f617ab0f02909e4b877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nna.cr.piemonte.it/iterlegcoordweb/dettaglioLegge.do?urnLegge=urn:nir:regione.piemonte:legge:1981-05-16;16@2018-10-3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vfuture.com/portfolio_page/der-spiegel-cover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stobulo.psuv.org.ve/2011/07/03/page/3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ston.cf99917.tmweb.ru/kotli-ariston/prisoedinitelniy-d-dimohoda-mm_80?attrb%5B130%5D=8-1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keologigavleborg.blogspot.com/2013/01/upptack-platsr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ketype.us/light-travert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mourshoes.com/under-armour-wrestling-shoe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my-warehouse.com/11_led-lens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omakorea.org/home/contents/board/view.php?id=notice&amp;page=10&amp;no=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rquivo.bienal.org.br/pawtucket/index.php/Detail/entidade/444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.brunofournier.com/les-rochers-oublie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echline.eu/Konsumativi/Kartoni/Penokarton-35-50sm-byal-3mm/file.indexdetails.file/menu_id.197/elem_id.1886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emide.art.uniroma2.it/skosmos/gacs/en/page/?uri=C19528&amp;clang=en&amp;anylang=on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rtesmarcialesinfo.com/tag/estilo-de-vid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news.cz/index.php?akce=linky&amp;sekce=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rockpics.com/central6promo/bild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s.hr/index.php/hr/produkcija/multimedija/web/itemlist/tag/Nemetova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zutoka.com/product/kedi-gozu-yesil-kristal-tasli-lastikli-tok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ahijec.co.kr/cms/bbs/board.php?bo_table=notice&amp;wr_id=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lpis.gr/index.php?option=com_content&amp;view=article&amp;id=2480:2018-03-12-pp2&amp;catid=51&amp;Itemid=2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manual.com/public.asp?second_id=3007&amp;third_id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manual.com/public.asp?second_id=3008&amp;third_id=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higaru23.com/photography/2023/03/03/%E4%B8%83%E4%BA%94%E4%B8%89%E6%92%AE%E5%BD%B1%EF%BC%88%E9%8E%8C%E5%80%89%E9%B6%B4%E5%B2%A1%E5%85%AB%E5%B9%A1%E5%AE%AE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htangayogarichmond.com/what-is-a-lottery-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ialadders.battle.net/war3/ladder/w3xp-tournament-bracket-solo-16.aspx?Gateway=Kalimdor&amp;Tournament=TWS1-2016102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ianteenytubes.com/search/sensual-sex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csm.ru/anti-corruption/formy-dokumentov-svyazannye-s-protivodeystviem-korruptsii-dlya-zapolneniy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ehshop.com/index.php/product-category/alati/motorne-tester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ehshop.com/index.php/product-category/pametne-brav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mebel.ru/katalog/komod/vik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mebel.ru/katalog/shkafy/kupe/Matis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ra-3.pl/forum/ucp.php?mode=register&amp;sid=3a5f6208ade35e6ce4739902327e2c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ronomiapampeana.com.ar/foto/262/B-3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2014.agiletour.org/lv/pocos-de-calda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ism.ru/forum/index.php?PHPSESSID=905cp5kd5gb613lgijs7m69lh0&amp;topic=29129.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lier-ms.com/calendar/4499081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lier-ms.com/calendar/716069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neucoopbll.cat/ajuts-next-generation-a-la-transformacio-digital-del-comerc-nova-convocatori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hletics.hn.psu.edu/sports/bsb/2020-21/bios/stauffer_colin_s6li?view=splits&amp;pos=f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ime4paws.org/2017/08/15/animals-win-help-time-4-paws-volunteer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lante.comunicazioneitaliana.it/speaker&amp;profileid=6974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lasvision.wikidot.com/atlasvision-32:enistani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lasvision.wikidot.com/the-red-preselectio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omicmedia.net/font.php?font_name=PixelPa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omicmedia.net/tag/subscription-widget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suta-miyashuku.com/activity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.dev.wallonia.be/en/news/beau-contrat-pour-btf-en-autrich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coeurdelabaie.weebly.com/septembre-2023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ditorija.lt/sritis/104/zmogiskieji-istekliai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fbauwerk.at/referenz_leopoldauerstr4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gust.md/2020/09/15/%D0%BE%D1%80%D1%83%D0%B6%D0%B8%D0%B5-%D0%BF%D0%BE%D0%B1%D0%B5%D0%B4%D1%8B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gustaballroomdance.com/Gallery/BDC%202017%20Warped/albu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lovesoap.com/movies/beauty-and-the-beast-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rora.auburn.edu/handle/11200/3982/search-filter?filtertype_0=author&amp;filtertype_1=subject&amp;filtertype_2=has_content_in_original_bundle&amp;filter_relational_operator_1=equals&amp;filtertype_3=subject&amp;filter_relational_operator_0=equals&amp;filtertype_4=subject&amp;filter_2=true&amp;filter_relational_operator_3=equals&amp;filtertype_5=subject&amp;filter_1=environmental+apparel+knowledge&amp;filter_relational_operator_2=equals&amp;filter_0=Manchiraju%2C+Srikant&amp;filter_relational_operator_5=equals&amp;filter_relational_operator_4=equals&amp;filter_5=materialism&amp;filter_4=apparel+consumption&amp;filter_3=sustainability&amp;field=subject&amp;filterorder=COUN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snahme.main.jp/dice2/graduatedicebbs.cgi?mode=resmsg&amp;no=2336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srise.com/gallery/29%20Bourke%20Rd/29%20Bourke%20Rd.html</text:p>
          </table:table-cell>
          <table:table-cell table:number-columns-repeated="3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srise.com/gallery/SBRC/SBRC.html</text:p>
          </table:table-cell>
          <table:table-cell table:number-columns-repeated="3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tobusy.g6.cz/displayimage.php?album=279&amp;pid=253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ficcion.blogspot.com/2022/10/hasta-la-propuesta-de-hecatombe-actual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mix89.ru/%D0%BC%D0%BE%D1%82%D0%BE%D1%82%D0%B5%D1%85%D0%BD%D0%B8%D0%BA%D0%B0/%D0%BA%D0%B2%D0%B0%D0%B4%D1%80%D0%BE%D1%86%D0%B8%D0%BA%D0%BB%D1%8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nom.pl/tag/swobod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r-dzielo.waw.pl/inne/zaawansowane-technologicznie-zbiorniki-na-plyn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uveg.jullichglas.hu/index.php?center=uj_termek&amp;term_id=5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z.uz/news/adovat-kuchlimi-yoki-adolat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him.ru.net/v/27908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ianceshop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iation-safety.net/database/record.php?id=19950607-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avinfolie.net/109328_8917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suministros.com/zflsfub-181180yitems/etidm.ht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todetalu.ru/magazin?mode=product&amp;product_id=556800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avtomanija.com/2022/04/104591/vesoljska-ladja-v-hribu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woiaf.westeros.org/index.php?title=Special:UserLogin&amp;returnto=Anya+Weatherwa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xo-thetaupsilon.mychapterroom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z.yihoopolymer.com/news_catalog/company-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3ij41a.lygklfs.com/cmscontent/238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street.net/www.cgi?x=show&amp;d=news&amp;i=990811-0852-01&amp;c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yardflare.com/pages/plan-details/cholla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yardfolkclub.co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ninhoffice.com/thue-xe-ban-tai/so_sanh_colorado_2017_va_ford_ranger_2017-3-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dogos.havidijas-keresooptimalizalas.hu/microblog-bejegyzes/marton-tetofedo/pecs/tuskesret/JTE1JUNCJTA2JUUyJUMxJTBEaWsuJTE2JURBJTI1JTAwJTE5JUY0JTlD/eiU5Q1IlQURjJUIyJTg1JTBBJUVCJTkwJUMyJUM2JUJEdE0lMDE%3D/JUZGSiUxMGZuJTVFJTVCJTlDJUQwJTAzJTg1ViU4QyVCN2pI/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dogos.keresooptimalizalas-komplex-web.hu/microblog-bejegyzes/norbert-tetofedo/budapest/gubacsipuszta/JUEzeSU2MCUwNCU3RHclMUIlMDMlQzclRkElMDElRDQlOUYlRjIlQTUlMUQ%3D/JUYxJUEzJURCJUNDJTkyJUFDJTAxJUJGJTgyJTNDJThBdEclMTElRkNG/JTJDJUQxJUNFbyVFOSUxNVYlNDAlQTMlODclM0UlQzAlQUFxJTFGJUZC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gus-mc.jp/2018/04/17/sca03-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hchisaray.org.ua/index.php?s=e80767573d3ebc9d9ee4ebb501b7c13f&amp;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hrainmirror.com/news/11198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likesirgercek.com/guncel/balikesirin-cari-acigi-azalacak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ma.edebris.com/manuals/tek/2235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map.org/information/news/params/2022/11/15/?year=2022&amp;month=1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corgrants.devunet.com/double-casino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gla.thereport24.com/article/254092/index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gla.thereport24.com/article/254116/%E0%A6%95%E0%A7%87%E0%A6%B0%E0%A6%BE%E0%A6%B2%E0%A6%BE-%E0%A6%B0%E0%A6%BE%E0%A6%9C%E0%A7%8D%E0%A6%AF%E0%A7%87-%E0%A6%A6%E0%A7%8D%E0%A6%B0%E0%A7%81%E0%A6%A4-%E0%A6%AC%E0%A6%BE%E0%A7%9C%E0%A6%9B%E0%A7%87-%E0%A6%A8%E0%A6%BF%E0%A6%AA%E0%A6%BE%E0%A6%B9-%E0%A6%AD%E0%A6%BE%E0%A6%87%E0%A6%B0%E0%A6%BE%E0%A6%B8%E0%A7%87%E0%A6%B0-%E0%A6%AA%E0%A7%8D%E0%A6%B0%E0%A6%BE%E0%A6%A6%E0%A7%81%E0%A6%B0%E0%A7%8D%E0%A6%AD%E0%A6%BE%E0%A6%A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icadacarp.ro/forum/post306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il.ge/category-105/macropoxy-c400v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oque-goes-nuts.blogspot.com/2017/10/blive-brawurowy-falstaff-w-operze-nov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oque-goes-nuts.blogspot.com/2018/06/bfest-nasz-teleman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sum.ru/tpost/uljrsyr6i1-oao-svyaztransneft-tsentralizuet-predbi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teit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stybikes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tak.jp/2019/08/information/1040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uskata.lv/?id=71&amp;obj=427&amp;valoda=lv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bs.astrology.org.tw/home.php?mod=space&amp;uid=11869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bs.diced.jp/jump/?t=http://liebherr-trade.r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bs.vbstreets.ru/memberlist.php?mode=viewprofile&amp;u=39607&amp;sid=c3dc92025f5c64a28822564daf92231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bs.vbstreets.ru/viewforum.php?f=28&amp;sid=1d0ab26a93ba6107d23c7aead84bc59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.hbshiyantai.com/news36100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0675501.cn/d8321/5373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1387010.cn/8caad/5927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4917319.cn/f9c65/5387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6089137.cn/72819/5518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6764045.cn/65692/5470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s-marrakech.hcp.ma/ar/indicator/330/regional/%27%20+%20val.path%20+%20%2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smartcollection.com/roberts-comics/bitchuhh-scream-hear/1pic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achoneproperties.com/d/hkrbt97676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eagle-dumbo.cocolog-nifty.com/blog/2019/09/post-0029be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autiful-room.com/product/recent_view_product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e-center.ovh/?C=M;O=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oituanhoan.com/goc-tu-v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rittfit.com/2016/10/nawlins/20161003_153247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comingunstoppable.org/tag/kaip-as-gavau-laisve-nuo-nepagydomu-skausmu-ir-narkotiniu-skausmo-malsintoju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edroomfurniture.bizrate.com/latitude-run-circles-squares-graphic-15038369487/sho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handsome.ru/tag/konversyi-s-printam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ihai.gxlyhm.com/news873257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klen.hu/index.php?option=com_content&amp;view=article&amp;id=48:molnar-fele-szelmalom&amp;catid=2&amp;Itemid=10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l-etage.shop/beleuchtung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llx1.com/phpBB3/ucp.php?mode=delete_cookies&amp;sid=c8262bd81d17b0131bb7884eb5f24cc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mcute.blogspot.com/2012/10/girassol-de-tecid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nhvienkhanhhoa.org.vn/default.aspx?id=2&amp;idR=34&amp;idn=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nlikesbikes.com/maine-telemedic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ita.baritoutarakab.go.id/keu/item/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kleylodge.com/help-make-your-brand-show-up-above-the-res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trandgalimardflavigny.blogspot.com/2010/02/iii-le-rocher-dans-la-brum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ulahpcusa.org/events/sunday-worship-28/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zva.org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gkniga.bg/manual/es/ssl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hhyj.com/997/1294594_3680591.htm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eing.com/versions/kjv/kjv_genesis44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calexaminer.org/w20011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centrsim.ru/quest_o_social-online_livro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in.gov.br/web/dou/dou/-/document_library/kcmautn6AnNs/view/349818?_com_liferay_document_library_web_portlet_DLPortlet_INSTANCE_kcmautn6AnNs_navigation=recent&amp;_com_liferay_document_library_web_portlet_DLPortlet_INSTANCE_kcmautn6AnNs_curFolder=&amp;_com_liferay_document_library_web_portlet_DLPortlet_INSTANCE_kcmautn6AnNs_deltaFolder=&amp;_com_liferay_document_library_web_portlet_DLPortlet_INSTANCE_kcmautn6AnNs_deltaEntry=4&amp;_com_liferay_document_library_web_portlet_DLPortlet_INSTANCE_kcmautn6AnNs_orderByCol=downloads&amp;_com_liferay_document_library_web_portlet_DLPortlet_INSTANCE_kcmautn6AnNs_orderByType=asc&amp;p_r_p_resetCur=false&amp;_com_liferay_document_library_web_portlet_DLPortlet_INSTANCE_kcmautn6AnNs_curEntry=3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in.gov.br/web/dou/dou/-/document_library/kcmautn6AnNs/view/576216?_com_liferay_document_library_web_portlet_DLPortlet_INSTANCE_kcmautn6AnNs_navigation=home&amp;_com_liferay_document_library_web_portlet_DLPortlet_INSTANCE_kcmautn6AnNs_curFolder=&amp;_com_liferay_document_library_web_portlet_DLPortlet_INSTANCE_kcmautn6AnNs_deltaFolder=&amp;_com_liferay_document_library_web_portlet_DLPortlet_INSTANCE_kcmautn6AnNs_deltaEntry=2&amp;_com_liferay_document_library_web_portlet_DLPortlet_INSTANCE_kcmautn6AnNs_orderByCol=size&amp;_com_liferay_document_library_web_portlet_DLPortlet_INSTANCE_kcmautn6AnNs_orderByType=asc&amp;p_r_p_resetCur=false&amp;_com_liferay_document_library_web_portlet_DLPortlet_INSTANCE_kcmautn6AnNs_curEntry=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s.aytosalamanca.es/es/publicaciones/bibliografias/publicacion_02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ka.gig.eu/search/description?q=%22Praca+doktorska%22&amp;index=8&amp;f10%5B0%5D=Jura+Zbigniew&amp;rp=10&amp;f11%5B0%5D=Powietrze+kopalniane&amp;f1%5B0%5D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app.php/help/faq?sid=15121fb5525244c741a35ed37bd85b4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search.php?sid=14da68e7d02c685349d64c5b007a81d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search.php?sid=1aa52af787ce2a837f903dc77199db4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gys.ro/cum-s-faci-bani-n-comerul-cu-criptocurrency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ketherock.heubach.de/19118539.html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dhauer.silvio-ukat.de/portfolio/foersterin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ietai.popo.lt/tag/pigus-viesbuciai-palangoje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lstatus.ls.state.ms.us/1997/subjects/S740-00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lurmag.com/sanat/sanatin-yuksegi-alcagi-mi-olur/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oteg.org.ua/2022/01/20/poriadok-ukryttia-pratsiuiuchoho-naselennia-u-zakhysnykh-sporudakh-tsyvilnoho-zakhystu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naihsani.org/blog/tadarus-jelang-buka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graphy.hiu.cas.cz/Personal/index.php/Kategorie:190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informatics.org/seqlink/forum/ucp.php?mode=register&amp;sid=63a8b43eded1855ece5461d8e362d5a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kominek.org/category/producenci/wodtk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loxia.uvigo.es/es/calidad/seguimiento-de-titulos/master-en-acuicultur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mirror.aarnet.edu.au/biomirror/unipro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remama.blog.fc2.com/blog-entry-125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rdsdk.blogspot.com/2013/02/fritlevende-fasaner-i-fantastisk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rthpangs.org/articles/nar/ten-reasons-n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slig-philippines.com/vodsearch/-%E9%99%88%E7%87%95%E7%87%95------------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it.s3m.us/23cb4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tcoin.info-site.net/2023/08/23/%E3%82%A4%E3%82%AA%E3%83%B3%E3%80%81%E3%83%88%E3%83%AA%E3%83%81%E3%82%A6%E3%83%A0%E8%87%AA%E4%B8%BB%E6%A4%9C%E6%9F%B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z-copywriting.com/intim-novokuzneck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znespelnapara.pl/budownictwo-nieruchomosci/bramy-ogrodzenia-i-kraty,kat,17/firmy,3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jflrq.com/zhineng/7053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jx.mingba.cn/qiyuan.asp?a=%9B%9A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arawplexan1978-blog.logdown.com/posts/8620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alpineinstitute.com/2019/12/failed-ski-lift-rescue.html?showComment=145168900234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angry-dad.com/2007/09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appleseedsplay.com/2013/06/wednesdays-with-wendy-conversatio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astamusic.com/2013/02/another-edison-award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astamusic.com/2013/03/album-release-secret-year-by-jb-meij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log-studio.com/archives/7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reakpointtrades.com/2015/10/spx-cash-as-closed-at-50-day-sma-ne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anvascorpbrands.com/product-feature-blank-canvas-and-burlap-product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hicisthenewpunk.com/2011/09/chic-is-new-york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iao3.com/article/18476696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avidesp.com/archives/category/chrom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oces.si/acai-smoothi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raconigen.net/2016/08/starbound-update-v105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asternpromotion.com/bpma6qtf/1946ba-badwater-basin-hik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emepps.com/review-little-black-goes-to-the-circus-by-walter-farley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blog.enola.es/harper-y-su-perra-lola/harperlola3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nola.es/la-distribucion-perfecta/dumbo-loft-robertson-pasanella-master-bath-remodelis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nola.es/que-bonito-dibuja-paola/tumblr_o2fyelqpom1uo6qobo1_12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foto-brno.eu/169-4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ame-de.com/one-piece3/3voice-neg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ame-de.com/pm-bw2/pkm-bw2-mission-belle310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lox.jp/date/2014-4-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rassfedjerkychews.com/2015/06/21dsd-day-21-fathers-day-fun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raylyn.com/feeds/4397753180651521700/comments/default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og.hangershortage.com/2015/02/happy-love-day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og.howtoreallygetagreatjob.com/2014/03/who-should-you-ask-to-help-you-in-your-job-search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f-fotografie.biz/andalusien/alhambra-in-granada-at-sunset-andalusia-spain-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ohnvolinsky.com/2016/05/arriving-to-cruise-port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orisgillet.nl/feeds/116371700589635290/comments/defaul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.koushki.net/1397/04/%D8%AA%D9%86%D8%B8%DB%8C%D9%85%D8%A7%D8%AA-%D9%BE%DB%8C%D8%B4%D8%B1%D9%81%D8%AA%D9%87-srm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.live4guitar.com/blog/index/page: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nyanything.com/2009/06/whole-foods-market-recipes-on-iphon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practicalethics.ox.ac.uk/2015/03/should-remorseful-offenders-be-punished-less-harshly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prix-litteraires.info/2012/09/premiere-selection-du-prix-medicis-2012.html?showComment=16307505093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sadesign.com/2008/12/did-you-know-there-is-new-law-that-will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sadesign.com/2009/02/february-giveaway-20-in-resa-design.html?showComment=123368292000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tailattractions.com/2016/05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adlerswells.com/category/nyd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aneiart.jp/2012/08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egundogrupo.com/2011/05/tes-21-de-mai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lubnapracownia.pl/niebanalne-krzesl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p35lodz.edu.pl/zakopane-dzien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squandertwo.net/2008/11/saying-right-thing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alkop.com/2014/12/tuya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14/12/20/sleepless-night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15/05/15/uses-of-a-snooker-table-for-a-maid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20/04/28/at-the-high-wood-lyceu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unhandled-exceptions.com/index.php/2007/11/21/inside-the-sausage-factory-part-26-building-the-dumb-view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virginiaclassicmustang.com/2014/11/just-details1966-gt350-shelby-mustang_2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xhbj.com/login.as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keszites.hu/wordpress-tartalom-kezelo-telepites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jj.blogalia.com/historias/2427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ominggrovemontessori.com/classrooms/primar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omustore.com/MerchDetail?MerchID=1698684&amp;CategoryName=Drinkware&amp;CatID=3490&amp;Name=Drinkwar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ueceramic.bluevation.co.kr/shop/item.php?it_id=16067108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uerose-kennel.de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utdruckhoch.de/tag/gefaesswend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mim.muzeulbucurestiului.ro/?articol=13374-definitia-profesiunilor-de-restaurator-si-conservator-a-consiliului-international-al-muzeelor-i-c-o-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.finfleet.id/jobs/apply/helper-kenek-jakarta-16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ard.counter-strike.pl/login.php?redirect=privmsg.php&amp;folder=inbox&amp;sid=4ce75150ca2bdad26df2d160da2afde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bblackmanmp.info/2020/the-many-advantages-of-using-kratom-tincture-arrangements.htm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bpagano.com/local-mortality-rates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ok.uraic.ru/forum1/memberlist.php?mode=leaders&amp;sid=6b939702daad17a1748ada55fef9b0b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oklikes.com/iframe?user=Littlebookcove&amp;post=144164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rnholms-skakklub.dk/2018/index.php?id=70&amp;cat_id=&amp;p=5&amp;search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stonventure.us/__media__/js/netsoltrademark.php?d=www.quangcaoso.net/2021/01/?a=INVESTIV-HOME-RR?src=www.rhino.ca,%20www.quangcaoso.net/2021/01/?a=INVESTIV-HOME-RR?src=www.rhino.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ot.biologia.unipi.it/phpBB3/index.php?sid=51fc1ab48d23144a3fbed52e61191eb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ufarik.com/index.php/mnu-les-sports/tennis/boufarik-les-meilleurs-eleves-recompense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xweb.guanajuatovirtual.com/?page_id=2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p-ostrovok.ru/inde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ewgene.com/user/101075/track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oadside.navytimes.com/2009/03/06/fred-baker-in-afghanistan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2010/11/19/the-gettysburg-addres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2016/07/01/workfarce-july-1-2016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category/greenside-cartoons/page/3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laeggeren.dk/Default.aspx?sid=1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okekellyphotography.blogspot.com/2010/01/rachels-headshot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ucemcmillan.com/html/html/Iceland/2003GH/PF0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unobatista.net/blog/2022112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smc.it/index.php/menu-utente/2015-10-21-10-46-45/periodici-corrent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tr.domywife.com/html/27/2/?rnd=169515997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uecher.slama.es/sachbuch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ergerinfo.mainburg.de/si0046.php?__cjahr=2014&amp;__cmonat=1&amp;__canz=12&amp;smccont=85&amp;__osidat=d&amp;__ksigrnr=1&amp;__cselect=655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renwinkel.nl/nl/media/media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siness-reform.com/registraciya-kompaniy-v-evrope-rossii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siness.her.jp/%E3%83%9E%E3%83%83%E3%82%AF%E3%82%B9%E3%83%90%E3%83%AA%E3%83%A5%E5%B7%9D%E4%BA%95%E7%94%BA%E5%BA%97%E3%81%8C2017%E5%B9%B45%E6%9C%8827%E6%97%A5%E3%83%AA%E3%83%95%E3%83%AC%E3%83%83%E3%82%B7%E3%83%A5/kaiten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vqdydongthap.vn/hoi-dap-suc-khoe/ch/63460/dau-goi-tri-rung-to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wc.hbvtc.net/content/channel/5ddcca5a88cd2dc40c0065eb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xps.lncourt.gov.cn/article/detail/2021/11/id/6400887.shtm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yshi.hogfish.net/2016/03/13/poem-i-dream-of-simple-thing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2so.ens-lyon.fr/spip.php/dist/http:www.sauvonsluniversite.com/www.sauvonsluniversite.com/IMG/jpg/spip.php?rubrique1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bletechsupport.southwire.com/en/tile/12/cable/15081/?country=Internationa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dhiraj.com/resource/blog.aspx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erusofficial.be/article.php?h=en&amp;id=2885&amp;error=non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erusofficial.be/signup.php?h=nd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fe-schmid.de/cafe/bilder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febacio.com/__media__/js/netsoltrademark.php?d=www.quangcaoso.net/2021/07/?mr:referralID?trackId/user/profile/13323www.quangcaoso.net/2021/07/?mr:referralID?trackI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ainuoc.dvctt.camau.gov.vn/ko/tra-cuu-ho-so;jsessionid=C90309D0AF77BB504820A3FECF20B22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culator3.com/convert-decimal-to-octal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lendar.duke.edu/index?lf%5B%5D=LSRC+Hall+of+Science&amp;user_date=03%2F30%2F20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endar.washington.edu/sea_uwit-csig/150473928/UWConnectCommunityofPractice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funaopaillalef.blogspot.com/2012/06/feliz-winoy-tripantu-24-de-junio-201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m.iki.fi/tolpat/kuva/863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millalawes.blogspot.com/2014/04/paskelam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mpushuesca.unizar.es/calendario/dia/2021-11-17?page=1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n-eng.de/__media__/js/netsoltrademark.php?d=www.quangcaoso.net/2021/03/?mr:referralID=60306591-77a9-11ed-83ba-0e666336e31b?src=www.rhino.ca?s=1/user/profile/13323www.quangcaoso.net/2021/03/?mr:referralID=60306591-77a9-11ed-83ba-0e666336e31b?src=www.rhino.ca?s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pitalism.net/articles/A_Blog_10_06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rd.sur.ru/partners/strahovanie/strahovaya-gruppa-yugoriya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reers.e-solutionsinc.com/jobs/?cityTypeGid%5B0%5D=220&amp;cityTypeGid%5B1%5D=950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llarsson.org/painting-Carl%20Larsson-nejlikor%20och%20vallmo-66842.ht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refoursoleil.org/category/carrefourda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riebanhamposty.com/blog.html/new-property-listed-in-st-albert-st-albert-7202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sasigradina.info.ro/categorie/timp-liber/diverse-timp-liber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talog.libvar.bg/view/show_pdf_issue.pl?MATERIAL=article&amp;image_id=173325217.14170916232294050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atalog.libvar.bg/view/show_pdf_issue.pl?MATERIAL=article&amp;image_id=316020821.35282716445776370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azalla-intercultural.org/vamos-a-hablarlo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bdoilhh.com/pemain-poker-gabungkan-agresivitas-di-dunia-perjudi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bprat.cat/el-cb-prat-se-borra-en-el-palacio-de-los-deportes-de-granada-i-perd-contundentment-per-85-5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-lab.ru/english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cweddingcarscheshire.com/type/link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n.preterhuman.net/texts/underground/info/how_intranets_work/ch12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doc.unicentro.br/index.php/informationobject/browse?subjects=15737&amp;sort=identifier&amp;sf_culture=es&amp;levels=&amp;languages=pt&amp;topLod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f.kafu.kz/EN/operatory-e-v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fadigital.edu.ar/handle/1847939/1281/simple-search?query=&amp;sort_by=score&amp;order=desc&amp;rpp=10&amp;filter_field_1=subject&amp;filter_type_1=equals&amp;filter_value_1=Ciberforensia&amp;filter_field_2=subject&amp;filter_type_2=equals&amp;filter_value_2=Ciberguerra&amp;filter_field_3=subject&amp;filter_type_3=equals&amp;filter_value_3=Drones&amp;filter_field_4=dateIssued&amp;filter_type_4=equals&amp;filter_value_4=2020&amp;filter_field_5=author&amp;filter_type_5=equals&amp;filter_value_5=Observatorio+Argentino+del+Ciberespacio&amp;filter_field_6=subject&amp;filter_type_6=equals&amp;filter_value_6=Inteligencia+artificial&amp;etal=0&amp;filtername=subject&amp;filterquery=Estrategia&amp;filtertype=equa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lebrityskinblog.com/2023/05/27/why-adding-agriculture-and-wood-to-your-lifestyle-will-make-all-the-variatio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llandietpills.com/why-retainers-are-not-as-effective-as-dental-brac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ntres.exeter.ac.uk/pmrrc/mrbs/edit_entry.php?area=1&amp;room=1&amp;hour=20&amp;minute=30&amp;year=2021&amp;month=9&amp;day=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eramicaptorico.com.ar/jp.php?eqrtibmeyn/wn-190860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tep.evangelizacionjaen.es/2022/02/02/antiguo-testamento-13-cronicas-esdras-y-nehemia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fa.avizeviticampus.fr/index.php?option=com_sppagebuilder&amp;view=page&amp;id=100&amp;Itemid=7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blis2.blog75.fc2.com/blog-category-193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chasart.com/2009.03.01_arch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huahousewares.com/list/?101_1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mbermaster.wilmettekenilworth.com/list/member/terry-animal-hospital-319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singvinylmation.com/vinylmation/park-starz-4/phantom-manor-disneyland-paris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singvinylmation.com/vinylmation/urban-8-9/poodle-skirt-girl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t-177.com/index.phtml?PUT=a_show&amp;AID=184595&amp;FID=1529795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alwatch.com/Omega_repairs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etacars.nl/13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fjoanneweir.com/__media__/js/netsoltrademark.php?d=www.quangcaoso.net/2021/01/?a=INVESTIV-HOME-RR?src=www.rhino.ca&amp;utm_source=emBlue%20Email%20Marketing%20emBlue_BoletinPoliticasSocialesAbril%2FMayo&amp;utm_medium=Email&amp;utm_campaign=emBlue%20emBlue_BoletinPoliticasSocialesAbril%2FMayo%20-%2058102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mistry.christianedgar.com/notes/Q3week3.1_Gas_Laws_Introduction.pdf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mringdefence.eu/__media__/js/netsoltrademark.php?d=www.quangcaoso.net/2021/01/?a?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olnong.jinbo.net/zbxe/?mid=free_02&amp;search_target=tag&amp;search_keyword=%EB%B0%9C%EB%A0%8C%EC%8B%9C%EC%95%84&amp;sort_index=regdate&amp;order_type=desc&amp;listStyle=list&amp;page=1&amp;act=dispMemberFindAccou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olnong.jinbo.net/zbxe/?mid=free_02&amp;search_target=tag&amp;search_keyword=%EC%86%8C%EB%AA%A8%EC%9E%84&amp;sort_index=readed_count&amp;order_type=asc&amp;listStyle=gallery&amp;page=&amp;document_srl=&amp;division=&amp;last_division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pkadog.net/ru/photo/34-severnyye-sobaki-foto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rcherlapresse.eu/hn/motoryzacj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salov.com/cisummit-digital-hearts-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sstris.com/category/my-games/catchup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bichef.blog54.fc2.com/?mode=edit&amp;rno=139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chi-bu.com/%E4%BD%90%E8%97%A4%E6%84%9B%E7%94%BB%E5%83%8F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ef-net.ru/index.php?option=com_content&amp;task=view&amp;id=368&amp;Itemid=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ef-net.ru/index.php?option=com_content&amp;task=view&amp;id=570&amp;Itemid=5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ikiengeiclub.sblo.jp/archives/20170523-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.me/tag/el%20p%C3%A1ramo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drenslibrary.oumedicine.com/MultimediaRoom/VideoLibrary/?e=0#player:138,a9084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ume.com/?p=2102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na-erc.com/chouyouganchuxiu/18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na-lawfirm.com/TZGG/17119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chinaperformancegroup.com/tag/china-mad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chlight.co.kr/webzigi/?filetype=contents/plusboard.php&amp;pn_table=w21&amp;page=1&amp;bod_id=4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ocofashion.ro/produs/lolly-pop-lov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or-essenbach-altheim.de/index.php?menu=termin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berg.org/2007/08/cracking-coonans-filter-and-other-tech-wreck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topher-phillips.com/v7oafcj/tammany-hall-urbanization-bf45d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y.flirble.org/images/picture/8709-img_8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oniclesofmezra.org/index.php?title=Category:Pyrrhic_Victory_NPCs&amp;action=edi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o.net.cn/news/shownews.php?id=37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rchmarketingsucks.com/200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rchofmartialarts.com/thksfurdringoutb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yrgs.posad.kr/bbs/board.php?bo_table=gallery&amp;wr_id=2354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ialisqaz.comw.todolistsoft.com/simple_to_do_list/manual/tasks_list.php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itedelagastro-dijon.com/2015/02/15/antoine-se-met-au-burger/dijon-cite-gastronomie-34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itnet.cn/?m=content&amp;c=index&amp;a=show&amp;catid=134&amp;id=27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itytime.co.in/de-imitaci%C3%B3n-de-lat%C3%B3n-un-plana-redonda-espaciador/Art%C3%ADculos-para-joyer%C3%ADa-artesanal-y-cuentas-goods-155882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assic.austlii.edu.au/au/legis/nsw/num_reg/ortpnfpoifpapbc199228876/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assicbook.info/childrens-literature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10</text:p>
          </table:table-cell>
        </table:table-row>
        <table:table-row table:style-name="ro1">
          <table:table-cell office:value-type="string" calcext:value-type="string">
            <text:p>http://classof2017.blogs.wesleyan.edu/2013/09/27/beman-triangle-dig-928-929-between-1-430-p-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anzer.id/?w=productsl/Q147788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arearning.click/archives/558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korean.org/bbs/board.php?bo_table=job&amp;wr_id=34&amp;page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imate.unist.ac.kr/board/qna/list.sko;jsessionid=3129A06461C9A84C74B5BE0E781B0247?subMenu=5&amp;menuDsp=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oud.originlab.com/doc/Origin-Help/NLFit-QuickStart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cj.net/memberlist.php?mode=contactadmin&amp;sid=0922686d0b1d285341fe9e912395a54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lecturabalbordo.blogspot.com/2017/12/grupo-4-eso-europa-expres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mays.com/news/349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s.dir.bg/showthreaded.php?Board=ezoterfilosof&amp;Number=1946952974&amp;page=17&amp;view=collapsed&amp;sb=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q.esalq.usp.br/wiki/doku.php?id=publico:tree-of-life&amp;ns=publico%3Ametrvm&amp;tab_files=files&amp;do=media&amp;tab_details=edit&amp;image=publico%3Ausers%3Aantonio.jp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.creson.edu.mx/uploads/Conocimiento_y_dominio_de_profesores_sobre_elementos_del_programa_de_Espanol_8a8eaab5e0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.deshabhimani.com/agriculture/news-kilivathilspecial-25-08-2016/58458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lite.com/__media__/js/netsoltrademark.php?d=www.quangcaoso.net/can-ban-cho-thue-1/nha-dat-3/mua-ban-nha-dat-5/lam-dong-15/huyen-di-linh-256/dat-tan-chau-3-mat-tien,-view-dep,-gia-620tr-tren-1-sao-53219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n130.com/pridejte-tiskovou-zpravu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narts.net/cweb/news/zt_news_read.asp?masterid=93&amp;id=4768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jz.net/info/347121/2022347%EF%BF%BD%EF%BF%BD%EF%BF%BD%EF%BF%BD%EF%BF%BD%EF%BF%BD%EF%BF%BD%EF%BF%BD%EF%BF%BD%EF%BF%BD%EF%BF%BD%EF%BF%BD%EF%BF%BD%EF%BF%BD%EF%BF%BD%EF%BF%BD%EF%BF%BD%EF%BF%BD%EF%BF%BD%EF%BF%BD%EF%BF%B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saude.org.br/contribuicoes/contribuicao-sindical-201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xarc.blogspot.com/2011/12/la-cistella-de-la-cafete-per-al-72-d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ach-outletstore.us.org/index.php?main_page=popup_image&amp;pID=2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corohot.com/_99a9349r_r800-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iffeteria.com/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insandcanada.com/forum/viewforum.php?f=18&amp;sid=de6ab563e600f529ea5af4d5a8bd3b4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insblog.ws/2010/02/colonial-currency-and-colonial-maryland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89-noyers.ac-dijon.fr/spip.php?article98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emanrealestate.com/ListingDetails/2064427/130-East-38th-Street-Murray-Hill-New-York-NY-10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lections2.swco.ttu.edu/handle/20.500.12255/71375/search-filter?field=subject&amp;filtertype_0=subject&amp;filtertype_1=dateIssued&amp;filtertype_2=subject&amp;filter_relational_operator_1=equals&amp;filtertype_3=subject&amp;filter_relational_operator_0=equals&amp;filtertype_4=dateIssued&amp;filter_2=Mexicans--Texas--Newspapers.&amp;filter_relational_operator_3=equals&amp;filtertype_5=subject&amp;filter_1=2009&amp;filter_relational_operator_2=equals&amp;filter_0=Mexican+Americans--Texas--Lubbock--Newspapers.&amp;filter_relational_operator_5=equals&amp;filter_relational_operator_4=equals&amp;filter_5=Mexicans--Texas--Odessa--Newspapers.&amp;filter_4=%5B2000+TO+2009%5D&amp;filter_3=Mexicans--Texas--Lubbock--Newspapers.&amp;starts_with=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batblog.net/tag/foreign-law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ercy.kitchen/tag/%E3%82%AF%E3%83%AA%E3%82%B9%E3%83%9E%E3%82%B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ondics.demopaedia.org/wiki/Special:Upload?wpDestFile=111_5_1_fr_II_M%C3%A9nage_complexe.og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unity.flutterwireless.com/t/any-info-on-exteeprom/40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unity.wikidot.com/helpon:dat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any_025.preview.yunzhanbao.com/product/id-6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lejoaldobobadilla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letelegalinv.com/case-study-dont-throw-away-a-100000-cas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ostingcouncilofmichigan.com/resource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syst.com/ac2mb_fall201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cordiacares.org/what_we_believ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dosinvictoria.com/property/towner-park-north-saanich-vancouver-island-real-estate-mls-93044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ella.co.kr/product/list.html?cate_no=65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tent.us.porsche-clubs.porsche.com/PorscheClubs/pc_danmark/pc_main.nsf/webvideos/CD380CE2DF6CE3D4C12574B900448B57?OpenDocument&amp;nr=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contribcity.com/women-4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operativaserviziassistenza.it/?sparivxwky83129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oplab.escueladeeconomiasocial.es/fr/file/21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quilles.com/imprime.php?debut=0&amp;limit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ralmaristes.cat/event/nadales-carrer-xocolatad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rp1.ru/2011-12-05-22-02-42/6340---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smoleague.com/players/view/176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urse.sdu.edu.cn/G2S/Template/View.aspx?courseId=784&amp;topMenuId=166456&amp;action=view&amp;type=&amp;name=&amp;menuType=1&amp;curfolid=1678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wincapital.com.cn/index.php?m=misc&amp;c=index&amp;a=article_lists&amp;time=all&amp;page=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authors/id/A/AB/ABURLISON/Solaris-0.02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modules/by-module/Env/MSCHOUT/App-Milter-Limit-0.52.met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modules/by-module/Timer/RWSTAUNER/Text-VimColor-0.28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qpet.cn/infodetail.php?id=7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qqhpt.com/news/info/119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ayonpension.com/theme/cryon/html/company/01.ph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cbioscreen.com/Our-investor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eativevideoediting.com/how-to-make-intro-in-lumafusion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echelapetitevallee.fr/course-category/marketin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emeja.org/a7/acervo-digital/colecao-mobral/documentos/textos/leis-e-principios-da-aprendizagem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2.jp/recruit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mesquad.com/classic-crime.asp?year=2015&amp;month=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sis2peace.org/my/book.php?b=&amp;wr_id=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ticalmass.nuertingen.org/platz-da-fuer-die-naechste-generation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oqunotes.org/guestbk.php?lng=fr&amp;id=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osspoint.mediabg.eu/?p=2563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yptoinvestment.today/u-s-judge-denies-sam-bankman-frieds-bid-for-release-from-jail-ahead-of-trial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yptoinvestment.today/unpacking-potential-threats-to-bitcoins-future-an-in-depth-analysi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.globalnet.zp.ua/ranks.php?ps_sess_id=a613f70697db5a6d8c339de31f62ca7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.onego.ru/stats/server.php?ps_sess_id=2a065d27bc9fa78032245ba3c7cfa2d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e.google.by/url?sa=i&amp;url=http://b.globus-kino.ru/index.php?Entry4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se.google.li/url?q=http://backlinks.ssylki.info/ssylki.info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sn-news.com/archives/1238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so.com.cn/r1.php?id=993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tld.video.nccu.edu.tw/km/16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bataiwan.blogspot.com/2008/06/8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entosparaunmuseo.blogspot.com/2012/05/quien-es-quien-el-educador-como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isery-livre.com/zhishi/36pzh66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lturalrelations.org/top-10-countries-with-the-most-cultural-influenc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rrency7.com/qar-to-crc-exchange-rate-conver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stomcreationsofms.com/project/handrails/?page_number_0=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stomelectronicsupply.com/__media__/js/netsoltrademark.php?d=www.quangcaoso.net/can-ban-cho-thue-1/nha-dat-3/mua-ban-nha-dat-5/ha-noi-2/huyen-hoai-duc-152/nhuong-lai-47m2-den-bu-dat-dich-vu-tai-an-khanh-58612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warrendesign.com/blog/tag/lola-home-stor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wkuehl.de/mandala_20180713082053_278be2a87af08dd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xscrew.com/e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bersectors.com/usps-the-arrange-delivery-for-the-package-april-2021-read-i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berstorm.altervista.org/phpBB3/viewtopic.php?p=122&amp;sid=46df01813784960fa6b876395e14e9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ynic.free.fr/soilwork/forum/profile.php?mode=register&amp;agreed=true&amp;sid=2bec04d02e15a26bd65005a333081fb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nic.free.fr/soilwork/forum/profile.php?mode=sendpassword&amp;sid=13b3469666e5774c6a7eae10efbfa67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1ghtzyjrbl4t6.cloudfront.net/gallery/sai-world-city-images-for-elevation-of-paradise-sai-world-city-658954-70925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ftare-eshgh.loxtarin.com/post/916/%EF%BF%BD%EF%BF%BD%EF%BF%BD%EF%BF%BD%EF%BF%BD%EF%BF%BD%EF%BF%BD%EF%BF%BD%EF%BF%BD%EF%BF%BD%20%EF%BF%BD%EF%BF%BD%EF%BF%BD%EF%BF%BD%EF%BF%BD%EF%BF%BD%EF%BF%BD%EF%BF%BD%20%EF%BF%BD%EF%BF%BD%EF%BF%BD%EF%BF%BD%EF%BF%BD%EF%BF%BD%EF%BF%BD%EF%BF%BD%EF%BF%BD%EF%BF%BD%20%EF%BF%BD%EF%BF%BD%20%EF%BF%BD%EF%BF%BD%EF%BF%BD%EF%BF%BD%EF%BF%BD%EF%BF%BD%EF%BF%BD%EF%BF%BD%EF%BF%BD%EF%BF%BD%EF%BF%BD%EF%BF%BD%EF%BF%BD%EF%BF%BD.....ht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ilytreephoto.blogspot.com/2013/11/golden-day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mesmode-laren.nl/hoe-u-het-beste-gold-digger-casino-kies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cesport.by/forum/index.php?topic=3327.msg506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cestage-saito.com/category/event-infom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kov2010.ru/index/dankov2010_vybory/0-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oltech.co.kr/default/m2/menu1.php?com_board_basic=read_form&amp;com_board_idx=29&amp;topmenu=2&amp;left=2&amp;&amp;com_board_search_code=&amp;com_board_search_value1=&amp;com_board_search_value2=&amp;com_board_page=&amp;&amp;com_board_id=8&amp;&amp;com_board_id=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aozhaykq.com/zuixinzixun/10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arbaspars.lv/lv/Atkritumu_tvertnes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riocanciani.blogspot.com/2015/01/o-ma-e-inclinato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rylrsmith.com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canadensys.net/vascan/vernacular/540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zagreb.hr/dataset?tags=u%C4%8Deni%C4%8Dki+domovi&amp;res_format=S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zagreb.hr/group/93931c95-cc29-4c3a-88df-c54a916a0819?license_id=cc-by&amp;tags=prora%C4%8Dunski+korisnici&amp;tags=ostvarenje&amp;tags=grad+zagreb&amp;organization=grad-zagre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cache.galaxyproject.org/indexes/microbes/burkCepa_AMMD/chr3.Glimmer3.bed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kal.cz/component.php?cocode=section&amp;seid=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zone.birdlife.org/quicksearch?qs=Grallaricula+nan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zone.birdlife.org/quicksearch?qs=Periparus+at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i.ustat.miur.it/dataset?tags=Docenti&amp;tags=Tecnici+amministrativi&amp;tags=Personale&amp;dcat_subtheme_it=3206+istruzione&amp;res_format=CSV&amp;res_format=XLSX&amp;tags=Area+scientifico-disciplinare&amp;tags=Seri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o.tw/tag/%E9%98%BF%E7%BE%8E%E6%A9%AB%E4%B8%8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eandnatasha.blogspot.com/2014/12/project-364-days-351-through-360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idamacher.com/index.php/vod/play/id/330/sid/1/nid/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idmarques.net/tag/sucesso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archive.gnewsense.org/gnewsense/pool/updates/main/m/mod-wsgi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dbpedia.org/page/Nestorianer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jaquemart-immobilier.fr/annonces/locations/appartement/aix-en-provence-13/156691327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muzykawroclawska.info/report.php?111685uoggetidm3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webfail.com/1c48b0588a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ad-line.spb.ru/forum/member.php?s=339142b08f958451d2bba56177a6133f&amp;u=323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alers.auto.163.com/search/120100/1629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basso.com/?syfuyxctjg1357117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biany.pl/drzewa/jablon/jablon_kosztela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cartagena.info/repsol-celebra-con-los-cartageneros-la-ampliacion-de-la-refineria/trial-ayto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epfloweurope.com/fr/df_forthepeople/deep-tissu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efete.ro/tag/febra-muscular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in-hassloch.de/news/kategorie/allgemeines/die-hasslocher-tourist-information-oeffnet-wied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in-norf.de/index.php?id=77&amp;L=7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lphimaster.net/view/3-99847/a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emetermarkt-freiburg.de/manual/de/caching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emo.sicheng.net/store/1817/pList.htm?scid=1198&amp;sid=181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monwiki.org/tiki-index.php?page=Allen%20Jakovich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motivatorz.ru/lga_1_senen__bordo_00_nadya_poira_osannoyu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nshikousaku.net/go-hajiki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santneg.ru/category/kosmos/page/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sfiladeroediciones.com/tienda/mi-cuen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.1947partitionarchive.org/user/login?destination=node/9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.cmsmadesimple.org/project/list_tagged/resizin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3.arstudio.lv/raksti/raksts4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eloppezvosventes.com/marketing-direct-produit-relationnel.php?PHPSESSID=ad1dba9e0e500d2b9d98ce17ed61af6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fiorito.com/conta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gweiran.com/product/flactcable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4f.com/mip/neirong/2234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cotictech.com/mengembalikan-semua-foto-yang-terhapus-di-android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dok.ru/tag/aleksandr-us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et428.seesaa.net/archives/201412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et428.seesaa.net/category/15998791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arhiv.gov.hr/webpac-hidra-sdrh-pregled/?rm=results&amp;f=SubjectIndexHR&amp;v=sveu%EF%BF%BD%EF%BF%BDili%EF%BF%BD%EF%BF%BDte%20005591&amp;sort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gilib.isi.ac.id/8823/2/FEDERICS%20BINSAR_2021_BAB%20I.pdf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ital.bms.rs/ebiblioteka/publications/index/page:2/tags:author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igital.library.yale.edu/digital/collection/rebooks/id/4870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ital.library.yale.edu/digital/collection/rebooks/id/4927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s-online.de/forum/search.php?search_id=unanswered&amp;sid=742234587dcf1839c5d2c5be2adde61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m-rizou.pel.sch.gr/index.php/nggallery/thumbnails/page/2?p=558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inake.heiata.com/qyj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ora.hu/mi-a-pikkelysoemoer-s-a-kezelsi-mdszerek-647846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rectory.rivierafirefly.com/category/after-school-activities/swimming-lessons/location/le-canne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scussion.gr/themata/thriskeftika/kripas1_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skografie.nm.cz/osoby/benjami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vorcelawyer.co.kr/bbs/board.php?bo_table=sub&amp;bo_type=sub03_1&amp;me_code=30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jemete-kurort.ru/vse-tovary/kolgotkah-chulkah-foto/page-1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journals.com/resolusi/article/view/106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km-haustechnik.de/wir-ueber-uns/unser-team/manfred-kle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l1.bluedl.xyz/Series/Global/P/Peaky%20Blinders/S02/SoftSub/720p%20X265%2010Bit/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llegacy.ow2.org/spagic/README-doc-2.3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mcunmor.ru/automobils5/shtatnaya-navigatsiya-sitroen-s4.p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mitryga.ru/tag/knowhow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.globedia.com/mientras-duermen-crecen-beb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.globedia.com/perfil/javier-garcia/2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gspirit.jp/info/30213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gtime.blog49.fc2.com/blog-date-20141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ingstone.net/a/product/Marble_Product/Project/2019/0118/3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-uk.ru/posts/230173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ainedessart.com/EN/media/201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ca.jp/bbs/?m=201503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onharbor.com/2017/0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queleroy.info/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km.ru/product/lestnitsa-233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sugkazan.info/ankets/pai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load.cucdc.com/cw/78125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0=gallery&amp;album_gallery_id_0=204&amp;type_3=gallery&amp;album_gallery_id_3=116&amp;type_1=gallery&amp;album_gallery_id_1=205&amp;type_4=gallery&amp;album_gallery_id_4=108&amp;type_2=gallery&amp;album_gallery_id_2=18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3=gallery&amp;album_gallery_id_3=104&amp;type_0=gallery&amp;album_gallery_id_0=204&amp;type_1=gallery&amp;album_gallery_id_1=204&amp;type_2=gallery&amp;album_gallery_id_2=189&amp;type_4=gallery&amp;album_gallery_id_4=10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qdte.ir/Portal/file/?638097/ghadr.mp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r.jaspersconsulting.com/stichprobeninventur-als-dienstleistung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agtimes.com/Chevrolet-Cavalier-Timeslip-9334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ewpoland.com/cdn-cgi/l/email-protection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ift555.blog120.fc2.com/blog-entry-6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melbasan.akm.gov.al/faces/tedhenatpermjedisin.xhtml;jsessionid=78E2CBF2B3E0C93D60A5EB6EAD438E50?tedhenatpermjedisin=activ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pet.vn/tin-tuc/simba-phau-thuat-xuong-khop-hang-220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ugg.ru/cgi-bin/main.pl?menu=2_62_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volikplus.rs/proizvod/sobna-vrata-pfs-37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-q.com/tag/dance-space-q%E3%80%81%E9%AB%98%E5%B4%8E%E3%83%80%E3%83%B3%E3%82%B9%E4%BD%93%E9%A8%93%E3%83%AC%E3%83%83%E3%82%B9%E3%83%B3%E7%84%A1%E6%96%99%E3%80%81%E9%AB%98%E5%B4%8E%E3%83%80%E3%83%B3%E3%82%B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pace.bethlehem.edu:8080/xmlui/discover?rpp=10&amp;filtertype_0=author&amp;filtertype_1=dateIssued&amp;filter_relational_operator_2=equals&amp;filtertype_2=dateIssued&amp;filter_0=Hazboun%2C+Nader&amp;filter_2=%5B2000+TO+2099%5D&amp;filter_relational_operator_1=equals&amp;filter_1=%5B2010+TO+2019%5D&amp;filter_relational_operator_0=equals&amp;filtertype=author&amp;filter_relational_operator=equals&amp;filter=Salsaa%2C+Michae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pace.uces.edu.ar:8180/dspace/handle/123456789/50/browse?rpp=20&amp;order=ASC&amp;sort_by=-1&amp;etal=-1&amp;type=subject&amp;starts_with=Z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spiridonov.ru/portfolio/%D0%BF%D1%80%D0%B5%D0%B7%D0%B5%D0%BD%D1%82%D0%B0%D1%86%D0%B8%D0%B8/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sz123.net/2002/09/750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z123.net/2004/08/43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dmg.com/soundofmusic.s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music.ru/index/page/sort/rating/list/125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vrcnc.com/insiter.php?design_file=login.php&amp;prev_url=%2Finsiter.php%3Fdesign_file%3Dgoods_list.php%26category_id%3D1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sheetmetal.com/dt_gallery/aeronautical-test-components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wcryan.com/blog/building-aero-3d-day-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ydtkhb.info/how-accounting-software-can-ensure-small-business-owners-have-a-happy-christmas,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yzsmm.com/xsgz1/xsfc.htm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zeglebi.ge/statiebi/xelovneba/1013_clis_otxtavis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codices.ch/fr/fmb/cb-0059/3r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maxx.ru/forum/search.php?action=show_user_topics&amp;user_id=26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meteolarissa.blogspot.com/2017/02/3-25-272201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waterzone.com/_yesweb/_skin_h/_css/pages/17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arly-birdy.de/tag/aya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astzixun.cn/cac/Mzg2NTkzNjI=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biospectrum.kr/shop/shopbrand.html?type=M&amp;xcode=026&amp;mcode=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bitsu.net/archives/8771541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book.oikos.net.pl/jq_flipbook_v5/page13-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buzz.pk/author/saniakh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.citizendium.org/wiki/Template:Hilbert%27s_hotel/Metadat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2-52-45-173-16.compute-1.amazonaws.com/aumenta-numero-de-latinos-con-puestos-publicos-en-eu-baten-record-en-202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co-shoes.store/index.php?route=product/category&amp;path=11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om-china.com/tags.php?/%E7%A9%BA%E6%B0%94%E6%B6%88%E6%AF%92%E5%99%A8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onoord.nl/maincor-kunststof-leidingsystemen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ges-grid.eu/uncategorized/gokautomaten-gokkasten-voor-geld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ges-grid.eu/uncategorized/konings-loterij-uitslag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izionidelgattaccio.it/prodotto/abbiamo-fatto-trenta-sbadabam/?add-to-cart=14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.mari.ru/mouo-yoshkarola/dou80/DocLib52/Forms/AllItems.aspx?contrastchange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ducation.dmcbeam.org/olmsted-county-community-health/cd30033e3ef84c09817492f08275f02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cation.jed.macam.ac.il/article/299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cationagentreviews.com/listing-tag/europ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ducationhistory.ca/ci/artifact/display/17/small/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winorgan.com/?p=9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floras.org/florataxon.aspx?flora_id=3&amp;taxon_id=2000046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hook.co.kr/front/productdetail.php?productcode=0090010000000000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igageijutsu.blogspot.com/2009/07/notes-1-naomi-kawases-intima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issner-medizin.de/wbc.php?tpl=produktdetail.html&amp;pid=145&amp;rid=4&amp;recno=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cal_lite.php?sid=65c189576d2b4841393a2b4e0c55b0e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index.php?sid=0b11795cb19eb88688346edc5c3a851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profile.php?mode=sendpassword&amp;sid=8df7380b7ae941a8e113d7c921e7e05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search.php?sid=774c87b5b6cbd932030f847ce60a1f4c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o-mont.net/portfolio-item/fames-ac-turpi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almovers.com/d/gllhk202591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blogdelsergi.elviatgedelsergi.com/2006/04/budapest-i-romania-abril-de-200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c5u.1518.top/86023.html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cazadorbarandrestaurant.com/img/casa/menus/cazador_lunch_menu_color_2023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ectrosystems.ru/mwm_modul_units.ph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fantacalcio.altervista.org/forumphp/phpBB3/ucp.php?mode=register&amp;sid=f5cbc62614e613aa17712408b08a7e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ibrary.tucdlis.edu.np/handle/20.500.12902/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kshoopshoot.org/ashley-shepherd-200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kshoopshoot.org/curtis-paxton-198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pidalasercentar.blogspot.com/2014/10/hijaluronski-fileri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pidalasercentar.blogspot.com/2015/05/oslobodite-se-celulita-i-preoblikuj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sigloweb.com/2017/04/21/page/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-shop.by/tovar/dushevaya-kabina-pg900h-negr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costello.info/phpBB3/memberlist.php?mode=team&amp;sid=2e6e7fe56397e55a162293c7b0633df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lviscostello.info/phpBB3/search.php?sid=41558b1a4b9312b06004060658189b7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costello.info/phpBB3/ucp.php?mode=login&amp;sid=6589aff013f882751f7aa1be2145f8d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agyar.net/index.php?p=sitema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ergenciaslanzarote.com/incendio-contenedor-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erickdentallab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pireszechwan.com/6/216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bu-laser.com/Products_1/1072121694224273408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hdmachinetool.com/product/8/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.ikipop.fi/category/15/accessories--equipme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jlkjgroup.com/15mw-wind-power-stator-shaft-1558421003977781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kremlin.ru/catalog/persons/1/events/by-date/02.08.20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n.metanir.com/Default.aspx?tabid=139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ptasr.co.id/product/heavy-duty-radiator-p257989.aspx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sfsjy.com/Product_details/1083389589021413376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szairwater.com/product/12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travelust.co/tag/alberta-iela-1-riga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able.eun.org/implementing_enable;jsessionid=0057743253E9812ED1DAB018A5B7597F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cyclopedia.uia.org/en/problem/gender-abortio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dlessparadigm.com/forum/showthread.php?tid=6756&amp;pid=303263&amp;mode=threade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etika.in.ua/ua/books/book-2/part-3/section-15/15-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obiketeam.tym.sk/images/2012/30gp/album/slides/DSCF258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yukraine.org/naukovo-metodychni-rekomendatsij-shhodo-pidgotovky-zvitu-z-ovd-pry-budivnytstvi-malyh-g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glish.bluebirdshandwoven.com/deep-se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glish.gnsnews.co.in/up-ips-officer-on-ventilator-amid-consuming-poisonous-substanc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unmundodesuenosfani.blogspot.com/2020/04/lunes-musical_20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paper.amwochenende.de/eweb/vfa/2022/11/12/RAW/7/882303/?download=tru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protea.com/__media__/js/netsoltrademark.php?d=www.quangcaoso.net/can-ban-cho-thue-1/nha-dat-3/cho-thue-nha-dat-4/ha-noi-2/quan-ba-dinh-22/cho-thue-nha-8-tang-phuong-dien-bien-quan-ba-dinh-ha-noi---w550-s0-t258-s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psdod.gr/players/display_player.php?player_id=638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esellers.club/product-tag/decorativ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kgde.info/tag/digital-art-tutoria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kgde.info/tag/what-is-digital-marketin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menikulturu.com/osmanli-ordusunda-ermeni-askerler/tv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odam.ru/devushka-1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especialistas-recomiendan-mayores-dosis-progesterona-mejorar-fertilidad-casos-endometriosi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rss/seudonimo/el-jue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tag/experienci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hydrorelax.com/products/Nueva+cabina+de+Sauna+de+infrarrojos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neafamilycrisiscenter.org/make-a-don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martikm.kemenperin.go.id/forum/search.php?sid=3604a5cf8f980a6af40d182c0322ab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peranceetvie.com/Fiche.php?Id=65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ssexblinds.com/tag/wakering-blind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.feifeiinc.com/custom-women-men-handbags-canvas-tote-bags-reusable-foldable-grocery-tote-canvas-cotton-shopping-bag-eco-friendly-produ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rolamp.com.ar/product/farola-monopi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rolegna.info/legna-da-ardere/legna-da-arder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elknievelpersonalinjury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pcur.16mb.com/index.php?option=com_content&amp;view=article&amp;id=721:2014-01-24-11-37-53&amp;catid=43:2011-12-19-11-45-35&amp;Itemid=17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tz.eu/Musia%EF%BF%BD%EF%BF%BDkiewicz201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wnc.info/psihologiya/4969-realiti-shoy-podtalkivaut-podrostkov-k-plasticheskoi-hiryrgii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.g-recolte.com/tag/%E3%82%A2%E3%83%BC%E3%83%88%E3%83%AA%E3%82%A8/page/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cellenceensemble.com/operation-coup-de-siffle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clusive-news.ru/poleznye-stati/r%D1%9Es%D1%99r%C2%B5r%D1%98riere-srers%D1%9Ar%D1%98r-r%D1%9Es%D1%92r%D1%95r%D1%95-3-r%D1%95srr%D1%95r%C2%B6r%C2%B5r%D1%95s-rer%C2%B7-r%C2%B7r-r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at.bplaced.net/forum/ucp.php?mode=delete_cookies&amp;sid=e9ccea602e37f74876c1d697d1ff80d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ert-rating.com/rus/rating-list_individualnye_reitingi_infrastrukturnye_reitingi_kua_oao_kinto_internet-treiding_-_birzha_na_tvoii_teritorii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ertus.bm.cm-uj.krakow.pl/scripts/expertus.cgi?KAT=G%3A%2FappData%2FExpertus%2FExpertus_DB%2Fpar%2Fk%2F01%2F&amp;FST=data.fst&amp;FDT=data.fdt&amp;ekran=ISO&amp;lnkmsk=2&amp;cond=AND&amp;mask=2&amp;F_00=02&amp;V_00=Salgado+Carmen+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ponegocio.net/regalos-promocionales-para-empresas/112/hogar-y-decoracion/309/relojes-de-pared.aspx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tension.msstate.edu/plant-and-soil-sciences/dr-keri-denley-jone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7451.nexusboard.de/t3660f178-Stamina-Sets-nice-to-have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aaspets.org/ways-to-help/thank-you-to-our-community-supporters/nin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atilbudnu.dk/malerfirma/kaas-bornholm-3/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cadeco.ru/iskusstvennyj-kamen/balyustrady2/opornyj-blok-isk-t-8010-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dmag.com/fallen/items/potter/alien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lmlawfirm.com/yousry-mahmoud-kamel-afifi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miliarterritory.us/2019/06/08/doll-distance-healing-spell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.theonering.net/~rolozo/cgi-bin/rolozo.cgi/image/garland?hide=-1025&amp;filename=ulmo.jp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dom.cz/index.php/porady/22-rady-cs-fandomu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foto.net/productsd16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angyarn.com/showproduct.asp?pid=18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mail.biz/mboard/ucp.php?mode=terms&amp;sid=2c0ec6f0680c184cc9c0339436c387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nell.com/tag/ml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memberlist.php?mode=leaders&amp;sid=7edeb5c9e384c26d280ef4f3e2850a7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ucp.php?mode=delete_cookies&amp;sid=bf66ee39070ebf736effb213865984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ucp.php?mode=privacy&amp;sid=f0e1ea364309c4de38efe0d00acf74a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yi.baidu.com/transpage?query=http://www.shdphg.com/news/505.html&amp;from=auto&amp;to=bul&amp;source=url&amp;render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q-jp.roland.com/faq/show/75980?back=front%2Fcategory%3Ashow&amp;category_id=8573&amp;page=1&amp;site_domain=default&amp;sort=sort_adjust_value&amp;sort_order=desc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arber.davidrumsey.com/luna/servlet/detail/FBC~100~1~1258~212799:Montague,-William?printerFriendly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shiontouchusa.com/index.php?route=product/category&amp;path=79_95_12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stdelivery10v.com/product-tag/80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unazoo.ru/za-chto-ne-lyubyat-rosomaxu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cterc.gov.ng/?URL=xn--wgb7bwr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dkazuno.jp/img/H30kyuukyuu-T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dfe.myreadyweb.com/webboard/topic-483330-91.html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droarredo.it/catalogo.php?cat=7&amp;nome=Classici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eds.itjobs.pt/feed/emprego?contract=1&amp;company=1508%2C599%2C2064%2C875&amp;q=microsoft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lpet.net/lwwgzo/dndqwy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lpet.net/yhjiqy/oxullk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mas-sahara.org/category/grupo-de-apoyo-de-ginebr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rien.anslinger-fliesen.de/category/siti-di-incontri-politici-ricerca-profilo-profile-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stivalducinemachinoisdeparis.com/spip.php?rubrique74&amp;lang=fr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wo-eisenach.de/apartments/ferienwohnung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f25fb088914b16c708f0a02b6733c9d-1222135310.ap-southeast-1.elb.amazonaws.com/tag/54-j-s-s-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hfnyc.org/volunteer-opportunity-feb-24-201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es.usgwarchives.net/oh/trumbull/bios/falkner.txt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m.ziaossalehin.ir/tag/%D9%85%D8%AD%D9%85%D8%AF-%D8%B1%D8%B3%D9%88%D9%84-%D8%A7%D9%84%D9%84%D9%87-%D9%81%DB%8C%D9%84%D9%85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mwelt.ru/38717-kamon-kamon-202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ance.cctv.com/special/C21922/20080821/102431.s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ance.dalycity.com/camedia.dalycity/news/category?Category=Gilbert+Family+Foundatio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director.com/pub/strategi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memberlist.php?mode=contactadmin&amp;sid=47cee3653e9ea0e14487cff8595a69c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ingerfans.dreamhosters.com/memberlist.php?mode=contactadmin&amp;sid=c9efaa0ca5ef0c0607cf41ae7116988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i=ucp_notifications&amp;sid=6a8d68e4f0b73e56cc1794467d175f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ingerfans.dreamhosters.com/ucp.php?mode=delete_cookies&amp;sid=27ad83b7a0055e909a398478ef310af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mode=privacy&amp;sid=a1bdd7de30ac4a95efcafc4944296cd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mode=terms&amp;sid=2f34ae65bafead26100b49144243fb2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rmowymarketing.pl/slowo-kluczowe,crm-dla-fotowoltaiki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shmen.sk/index.php/datacen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tfunner.com/facom-809-x-stainless-steel-straight-rule-in-sleev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twalking.it/admin/pdf/eventi_istruttori/26052023377LocandinaFitwalking_2023_-_Cus_Brescia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xton.net/index.php/index/productview/id/1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z.upt.ro/index.php?cmd=stir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izjoterapia.katowice.pl/5-nowych-sposobw-w-2020-aby-naprawic-klimatyzacje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launtyourfitness.com/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loraurbana.net/fr/products-Convient-pour-Oase-Biotec-Screenmatic-&amp;-Remplacement-Etang-116324.cg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ndse.ru/transfor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otball.msu.ru/match/5230/frontend/view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otballaustralia.info/Galilean/aboil214156.html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otballingtube.blog93.fc2.com/?tag=%E3%82%AA%E3%82%BA%E3%83%B4%E3%82%A1%E3%82%A6%E3%83%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aprint.com/brosuri078.ht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estmusic.blog.fc2.co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o.agriculturaregenerativa.es/viewtopic.php?f=12&amp;t=98&amp;sid=ffd402a3ee9a05daac377ea6993c2c27&amp;view=prin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-ntm.ntm.ru/ucp.php?mode=register&amp;sid=795bea94156223117ab1dfc254916b0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-okna.ru/index.php?/profile/780-andrew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bchobby.it/forum_hobby/memberlist.php?mode=leaders&amp;sid=09c4df54993d57d272c415748e6478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search.php?sid=5155cb21a4309bd5750b45ea80044ee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ucp.php?mode=terms&amp;sid=39aeff4b69f0069e8b73e3bfc889d20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ucp.php?mode=terms&amp;sid=e41ccfd281fbccd965c2c3112bf4238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droidkade.com/forumdisplay.php?36-%EF%BF%BD%EF%BF%BD%EF%BF%BD%EF%BF%BD%EF%BF%BD%EF%BF%BD-%EF%BF%BD%EF%BF%BD%EF%BF%BD%EF%BF%BD%EF%BF%BD%EF%BF%BD-%EF%BF%BD%EF%BF%BD%EF%BF%BD%EF%BF%BD%EF%BF%BD%EF%BF%BD%EF%BF%BD%EF%BF%BD%EF%BF%BD%EF%BF%BD&amp;s=9e02d9cf10466224411411ad06a6d51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birdlife.lt/ucp.php?mode=login&amp;sid=f24fa650de898f28299e1ad267df3d48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ozory.ru/bbs/viewtopic.php?t=24198&amp;sid=ed7fc259b22f2ad65eae0b348b6dbfc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ynamics.com.ru/app.php/help/faq?sid=0224e285999e614ad729aea5b3a9aed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ynamics.com.ru/memberlist.php?mode=contactadmin&amp;sid=344b90d0cbddea95903aa22834bd327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egosoft.com/viewforum.php?f=67&amp;sid=7868b0fd002aa20064eb5bb4ed3545c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forumat-bg.com/viewtopic.php?f=15&amp;t=46&amp;view=previous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hwaml.com/f8-13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idividi.com.mk/forum_posts.asp?TID=26981&amp;PID=314885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lohra-wiki.de/viewtopic.php?f=6&amp;t=69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.minecraft-galaxy.ru/userkarma/162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moslezgi.ru/ucp.php?mode=delete_cookies&amp;sid=dd4868c3774dac8db4ebfd83ac1593b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nuvoton.com/ucp.php?mode=terms&amp;sid=2814ea68fe59df76b0a40aebeed5ba2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ossus.pl/search.php?search_id=active_topics&amp;sid=30b44e464ce7f6eabdbda15f9fa164a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.ottawagolf.com/search.php?do=finduser&amp;userid=4205&amp;searchthreadid=74882&amp;contenttype=vBForum_Post&amp;showposts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roadto.de/memberlist.php?perpage=20&amp;username_match=begins&amp;username=W&amp;sort=username&amp;order=ascendin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partakpd.info/app.php/user/forgot_password?sid=260f21723a6b8d06af3571c9b404069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pearboy.com/viewforum.php?f=52&amp;sid=ace261dc759cb1417ee3018f817b5f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quashtest.com/search.php?search_id=unanswered&amp;sid=ff8c903cefbf805e085538fdb8ae6af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tiflocomp.ru/faq.php?sid=f93eae6c2cbb086d2659b88c8723319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uvb92.hu/groupcp.php?sid=826e13b12c50ca8cc54eb1b5a9af1594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vfm.1gb.ru/index.php?s=1080ff478ff83292f015eb226792c983&amp;act=Search&amp;f=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rum.videomajstor.com/ucp.php?mode=login&amp;sid=4be55278704983f2de4e84786358b36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xmoto.tuxfamily.org/index.php?sid=e6397032b801d5a3af43b882d76f936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rumnapofow.free.fr/faq.php?sid=e46d38220a731f8343a4c84d3d899c7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napofow.free.fr/index.php?sid=8ec399cf86f5adbf015feadfd7d6e95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napofow.free.fr/search.php?sid=99f9b11b454a39f9ec55d8e59ed2be3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aadeez.com/ForumPosts.asp?TID=23076&amp;PID=499670&amp;title=sang-e-mah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s.fanart-central.net/groupcp.php?sid=a89a045d86db11a9cf92fac67ca0716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fanart-central.net/login.php?redirect=privmsg.php&amp;folder=inbox&amp;sid=b47ed94f829015ee5dd391dfd98af67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fanart-central.net/search.php?sid=9ac3301d742787ed138d5802ff69ec7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ukcdogs.com/member.php?s=dd1b6d95f8c6dd72852ec486d44869dd&amp;action=getinfo&amp;find=lastposter&amp;forumid=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tobum.ru/portfolio/svadebnoe-foto/svadebnoe-foto-67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tolaborforum.fotoimpex.de/ratethread.php?tid=12384&amp;rating=3&amp;my_post_key=24a1a586a643392244a8279def5d5df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x.leuphana.de/portal/de/persons/bianka-troll(2948beed-365b-4916-8877-1af604370d3b)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qworld.org/tag/814.jsp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.hydrocoop.org/stockage-d-energie-nord-france-step-marin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.de.distfiles.macports.org/R-rFern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ncismontesinos.com/%D0%BC%D0%BE%D0%B4%D0%B0-%D0%BE%D1%82-%D0%BA%D1%83%D1%82%D1%8E%D1%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ncocomprooro.it/%E5%8F%B0-%E5%A1%91-%E8%B6%8A%E5%8D%97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ranziska-koenig.de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ranzthiel.at/werkepdf.php?detail=5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-webconferencing.com/OnlineTraining/boy-scouts-online-training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pornforum.hotnatalia.com/post/399418-cutie-shyla-jennings-in-knee-socks-drops-cotton-panties-to-show-hot-young-as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stencilletters.com/2014/12/25/7inch-stencil-z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toj.szcafe.com/user/site_h2/gung/chun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wapgame.xtgem.com/?q=game+tcth+176x20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nch.people.com.cn/Chine/n/2014/0523/c31354-8731539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nch.presstv.ir/Detail/2023/05/26/704147/Un-jeune-Palestinien-tu%EF%BF%BD%EF%BF%BD-en-martyr-%EF%BF%BD%EF%BF%BD-al-Khali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sh-design.by/gallery-aerografiy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iendlynotes.monadiko.net/2011_06_05_archiv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iendlynotes.monadiko.net/2013/12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olovoadmin.ru/about/info/news/57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sbyzs.com/Case/18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ckotten.nl/index.php/archiefside/2019?view=archive&amp;month=1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-archive.freebsd.org/pub/FreeBSD-Archive/old-releases/ia64/5.1-RELEASE/5.1-RELEASE/packages/gnome/?C=M&amp;O=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ch.debian.org/raspbian/raspbian/pool/main/h/haskell-hslua-core/haskell-hslua-core_2.1.0-2.ds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cz.debian.org/debian/pool/main/e/enumerat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dk.xemacs.org/pub/mirrors/OpenBSD/snapshots/?C=S&amp;O=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fi.netbsd.org/pub/TeX/tex-archive/fonts/rosario/vf/Rosario-LightItalic-lf-ts1.v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jaist.ac.jp/pub/CPAN/modules/by-module/Validator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rpmfind.net/linux/RPM/mageia/7/armv7hl/media/core/updates/gimp-2.10.10-1.1.mga7.armv7hl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1220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2386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4131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4212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uk.freebsd.org/pub/OpenBSD/distfiles/by_cipher/sha256/wI/wIgzRs4wtQGJA6Z9qI33L3P/?C=N&amp;O=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tp2.freebsd.org/pub/FreeBSD-Archive/ports/amd64/packages-7.4-release/scheme/net-http-0.3.1_2.tbz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tp7.jp.netbsd.org/pub/GNU/gnuzilla/3.6.15/icecat-3.6.15-i686.tar.bz2.si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u3.pl/tag/aranzacj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3.pl/wpis,281,fotograf-na-wesele-i-slub-w-rzeszowie-bartek-ziomek-fotogra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cking-amal.com/forum/posting.php?mode=reply&amp;f=39&amp;t=2042&amp;sid=3a9902648b8d41715d0c2db36346f7e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kugan.com/rssimg/cushion.php?url=temporarilye.blogspot.com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kushimapapa.com/category/takasaki/mykosodate/prepapamam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dacjalepszyswiat.pl/aktualnosci/zwierzeta-gminy-cz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eral.i-realestate.com.hk/category/%E9%81%93%E6%95%99%E5%87%BA%E6%AE%AF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kykoval.pl/auschwitz-birkenau-tour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kykoval.pl/problemy-na-prostate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lingcw.com/Hcw/143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stianist.sydneypenner.ca/?p=116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tbol.freebg.eu/%D0%BD%D0%BE%D1%82%D0%B8%D0%BD%D0%B3%D0%B0%D0%BC-%D1%84%D0%BE%D1%80%D0%B5%D1%81%D1%8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xexperience.com/2011/05/is-javafx-2-0-cross-platform/?replytocom=2013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zpchina.com/news/content.asp?id=219de5a6-27f6-4e54-a10c-31f60814fa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g-w-a.com/sunday-august-10th-crack-t-at-space-ibiz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binetprzyjaznydzieciom.pl/media/epgwf/0u92kdt.php?c1d407=bd-rowa-dose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c.gizycko.pl/collections/show/45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la-adam.pl/page1.php?view=preview&amp;image=3&amp;category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leria.zseii.edu.pl/login.php?reload_once&amp;referer=displayimage.php%3Falbum%3D59%26pid%3D2293&amp;message_id=169951c32517e1ddf0958346172ae8d8&amp;message_icon=info#cpgMessageBloc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resp_w_table" table:style-name="ta1">
        <table:table-column table:style-name="co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y_response</text:p>
          </table:table-cell>
          <table:table-cell office:value-type="string" calcext:value-type="string">
            <text:p>bert_predict</text:p>
          </table:table-cell>
          <table:table-cell office:value-type="string" calcext:value-type="string">
            <text:p>catboost_predict</text:p>
          </table:table-cell>
          <table:table-cell office:value-type="string" calcext:value-type="string">
            <text:p>visual insp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0-50.ru/news/incident/2013-04-06/id_3124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0485.cnqiangtie.com/film/jOWB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0485.cnqiangtie.com/movie/XVgC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24424.blog71.fc2.com/blog-category-38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24424.blog71.fc2.com/blog-entry-32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3de16.needtovacation.com/jyji/240594.html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739news.com/info/1308762/262%E6%9C%9F%EF%BC%9A%E3%80%90%E5%9B%9E%E5%BF%86%E5%BE%80%E4%BA%8B%E3%80%91%E7%94%B7%E5%A5%B3%E4%B8%AD%E7%89%B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0kursov.com/away/?url=http://ssylki.info-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x10.co.kr/shopping/category_prd.asp?itemid=5506853&amp;disp=125102103&amp;pCtr=1251021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yards-club.ru/news/turnir_po_strelbe_iz_luka_i_arbaleta_vremena_goda_maj_2016_v_sk_desjat_jardov/2016-05-20-1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.sk/ext.php?ekgsybfnaa/sj-1753874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c09.wangfujiaju.com/movie/q7eR20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radio.com/voddetail/28989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11.veryrail.com/tkyt/498656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3fish.net/getDetail.php?ID=213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monet.ru/kak-privlech-dengi-po-znaku-zodiaka-i-ego-stixii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11racco.blog75.fc2.com/blog-entry-1587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11racco.blog75.fc2.com/blog-entry-3149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8.255.28.202:8080/issweb/paginas/public/credenciamento/contribuintefora;jsessionid=RupMpkDS0IydeFgZ6ECbzE+u.undefine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784626.h68ks.com/index.phtml?PUT=A_SORT&amp;SORT=R40&amp;FID=1784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7f84.socialsavvysociety.com/nugp/6252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a.tancatcher.com/iemc/08872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by.by/mix/koktejli-na-vynos-predlozhenie-kotoroe-uspelo-polyubitsya-zhitelyam-barselony-vo-vremya-karantina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hitoko.blog98.fc2.com/blog-date-20151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lq.misterparts.com/__media__/js/netsoltrademark.php?d=giresun.einsites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pachi-search.com/kensaku/%E5%B1%B1%E5%8F%A3/%E4%B8%8B%E9%96%A2%E5%B8%82/016336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08.nworker.ru/2011/11/27/o-koshkax-i-okoshka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18.agileturas.lt/vilnius/new-speaker-danil-michailovas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19.72sata.hr/category/sinj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5004.xobor.com/t358831f37-Open-All-Hours-81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ga.ru/dizayn/iarkii-interer-mansardnoi-kvartiry-sinim-divanom-i-bibliotekoi.html/attachment/24734e4dd6438539d3af39eb805697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116864.g786u.com/index.phtml?PUT=a_show&amp;AID=187801&amp;FID=2116864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117029.mt76s.com/?PUT=a_show&amp;AID=189499&amp;FID=2117029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118326.mh67t.com/index.phtml?PUT=a_show&amp;AID=134587&amp;FID=2118326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4719.mgicorporation.com/fuew/429395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74.net.cn/news/shownews.php?id=11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8facai.wang/showidc.asp?id=2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b444.com/index.php/vod/detail/id/3162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kfdox.gdgjj.com/cartoon/90039381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001ea.onmygaydar.com/zdcq/2749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60m3.com/free-legit-rage-cheats-ragebot-radar-legacy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g.chaoyue888.com/bdfzz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ndfls.ru/sample-pag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1f0.libertyvillagenrh.com/qbrw/747256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8.net.cn/news/shownews.php?id=19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8.net.cn/news/shownews.php?id=3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431.com.cn/news/shownews.php?id=135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7.gamarniks.com/news/26c79996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favo.com/en/movie/247796/the-gu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g5gworld.com/category/tags/open-mobile-allian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medic.ru/list-c-midwifery-alpha-d1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thclassb2019.weebly.com/class-news/archives/03-20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theperfectparty.nl/624-sling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2bjlx.com/?p=34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63796.omahavaloans.com/rtrq/734558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757g.com/app/599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80.net.cn/news/shownews.php?id=74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b.pragglobal.com/xmeu/16999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0kph.com/forum/ucp.php?mode=delete_cookies&amp;sid=fd281ee0628499064a509f859fa8b3b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8.ldblog.jp/archives/5685414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uzy.com/home.php?mod=space&amp;uid=4446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710000.1fenlei.com/list-news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74498.cn/news/shownews.php?id=31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809sex.com/?m=vod-detail-id-68334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8next.com/3ch_n_u2014/5242-3ch_n_u2014_1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94.shijiazhuangbbs.com/23299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99121.wiflyboard.com/html/5345c999457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2t.univ-tours.fr/notice.php?id=231&amp;menu=Cart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68k.de/galeria/app.php/untersttzung?sid=3c1b1ac78273ec97b3b82e7527a4b2e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a-agency.ru/aleyna-ve-aleyk%C3%BCm-selam-ne-demek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byleighdesigns.com/about/abby-chelsea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ilityevidence.theworkpc.com/swing-trading-course/what-are-the-best-stocks-to-swing-trade-what-is-swing-trading-in-stocks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m.cc/pickup/E16351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onement.library.te.ua/2013/01/blog-post_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ovolos.se/empty_20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cademiaitalianasalerno.blogspot.com/2017/03/francesca-romana-memoli-presents-t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cg.org/2020_census.ph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clapiers.com/index.php?option=com_user&amp;view=login&amp;return=aHR0cDovL2FjY2xhcGllcnMuY29tL2luZGV4LnBocD9vcHRpb249Y29tX2NvbXByb2ZpbGVyJnRhc2s9dXNlclByb2ZpbGUmdXNlcj0xOTMmSXRlbWlkPTU=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ecomments.mu.nu/?post=36440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ikerisim.comu.edu.tr/xmlui/discover?filtertype_0=author&amp;filtertype_1=subject&amp;filtertype_2=subject&amp;filter_relational_operator_1=equals&amp;filtertype_3=author&amp;filter_relational_operator_0=equals&amp;filtertype_4=dateIssued&amp;filter_2=Durum+%C3%A7al%C4%B1%C5%9Fmas%C4%B1&amp;filter_relational_operator_3=equals&amp;filter_1=Prospective+teachers&amp;filter_relational_operator_2=equals&amp;filter_0=Demir%2C+Mehmet+Kaan&amp;filter_relational_operator_4=equals&amp;filter_4=%5B2010+TO+2019%5D&amp;filter_3=%C5%9Eahin%2C+%C3%87avu%C5%9F&amp;filtertype=has_content_in_original_bundle&amp;filter_relational_operator=equals&amp;filter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dtocart.sli-systems.com/manual/de/mod/mod_statu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idas-nike-jisuyundong.x.yupoo.com/albums/136143975?uid=1&amp;isSubCate=false&amp;referrercate=189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idas-nike-jisuyundong.x.yupoo.com/albums/78006118?uid=1&amp;isSubCate=false&amp;referrercate=236019&amp;tab=no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min.trefagyar.hu/statisztika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morlov.ru/social/opeka-i-popechitelstvo/zashhita-prav-i-zakonnyx-interesov-detej-sirot-i-detej-ostavshixsya-bez-popecheniya-roditelej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riannaumowicz.com/tag/humor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wiresreview.blog43.fc2.com/?tag=%E3%80%90%EF%BC%B0.%EF%BC%A9.%EF%BC%B4%E3%80%91%E6%96%B0%E5%9E%8B%E3%82%A4%E3%83%B3%E3%83%95%E3%82%A9%E3%83%9E%E3%83%BC%E3%82%B1%E3%83%86%E3%82%A3%E3%83%B3%E3%82%B0%E3%83%84%E3%83%BC%E3%83%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es-int.com/product/gas-and-steam-turbines/turbin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ffair.com/default.php?qry=aaajj3Ek9EbNOvVMBZlbDMUbbXVNiENxTOAJCD5wIujnIt_behCq4qmO49Jt82geAGY375Sf._zcTkeWwSi9yqIL7T6WL8DnqNAd.qGF2v2spyiISnIJnF70facXenErqHKXdW3Fgf.lIlREQ5w2bCbZlIuIUXoSAruki7m3lhGKsyOoXYGr.5547xC8RsOmuFEhehf1QZohfXC90D0.t3yjLpCkyLTg9klNEOs_YxGKxOXnoUF9IwOw7dQh6WR3jZ4gti9wkIwiyOYoc.v0DcLA5WfBmG1CIi24TlbjWB8Ga5QLh9C30EzLUz8RrKqTsLA8tBdbZHNdTuKYS.CCYFE0.pOGwMzQJnIcMdD4F9A-&amp;tgt=NO%20TOKEN&amp;searchKey=adult+pay+per+view+video&amp;wp=1&amp;skp=44_80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fmsfmj.info/tag/big-news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andruralleaders.org/agenda-2014-agchair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nethler.de/sites/siebreus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iwala.com/goods/insignificant154808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iwala.com/goods/recuperation167042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omet.mkgp.gov.si/APP2/Detail?id=130&amp;archive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oshka.ru/ads/altayskiy_rayon_altayskiy_kray_rossiya/ovoshchi/lagenariya/prodazha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h.anhuinews.com/hn/zy/sj/202309/t20230912_707167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dscontrol.gov.lk/index.php?option=com_content&amp;view=article&amp;id=102&amp;Itemid=263&amp;lang=e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ron-pneumatic.com/index.php?option=com_content&amp;view=article&amp;id=37&amp;Itemid=24&amp;lang=i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ueo009375.blog.fc2.com/?mode=edit&amp;rno=408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wenba.com/kpf4ojw4/1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jandekdal.hu/40-szuletesnap-vegen-egymas-nyakaba-borultunk-ferjemmel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mi.eu5.org/blog/wp-content/thumbnails/index.php?fgka-desinflamar-u%EF%BF%BD%EF%BF%BDa-encarnada-termino-medico-para-sequedadnbfcom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mi.eu5.org/blog/wp-content/thumbnails/index.php?fgka-prurito-que-es-educacionrgufjqywg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odsympa.com/tag/photography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cvtv.com/index.php/vod/play/id/11767/sid/1/nid/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.houda.free.fr/forum/login.php?sid=85a2ff5d7339754dac91b07fbdd8e29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.houda.free.fr/forum/login.php?sid=8856c90441103231f52f377df185bb3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desahome.com/promocion/jardines-de-buenavist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f-bg.org/bg/%D0%BC%D0%BB%D0%B0%D0%B4%D0%B5%D0%BD-%D0%B8%D0%B2%D0%B0%D0%BD%D0%BE%D0%B2-%D0%B2%D0%BB%D0%B8%D0%B7%D0%B0-%D0%B2-%D0%B7%D0%B0%D1%82%D0%B2%D0%BE%D1%80%D0%B0-%D0%B7%D0%B0-%D1%84%D0%B0%D0%BB%D1%88%D0%B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n-agro.ru/foto-kartofelia-s-polei-2018?view=597288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xfahey.blogspot.com/2013/03/friday-flashback-4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geriensdefrance.com/archives/29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cemum.blog.fc2.com/blog-entry-101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na79k982047266.wikidot.com/blog:12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na79k982047266.wikidot.com/blog:20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ancavanagh.com/caricature-artist-weddings-dundalk/caricature-artist-for-weddings-dundalk-7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endalechiropracticclinic.net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o-olivier.com/Forums/viewtopic.php?id=1812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macenespetroleros.com.ar/lista.php?cat=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subuk.com/?N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ermontreal.com/corps-a-corps/pexels-jeswin-thomas-128016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ernativa.cccb.org/2021/en/2021-call-for-entries/film-submissionshttps:/alternativa.cccb.org/es/festival/en/en/activities/masterclasses/summary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mandental.com/tag/oral-b-electric-toothbrush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oservices.com/index.php?lang=2&amp;amp;idcatside=10&amp;amp;sid=690e2ccabf7f01b23dda37024b5ab6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porn.org/2013/mandy-morbid-6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umil-yug.ru/M3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.taifenggarment.com/news/new-fashion-gothic-style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alabel.g3.xrea.com/rate2009.htm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awari.xii.jp/k-yuntaku/yybbs.cgi?room=room18&amp;mode=std&amp;page=100&amp;bl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barfurniture.com/product/sf-104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bitious-consulting.jp/acg/tag/%E3%83%96%E3%83%A9%E3%83%B3%E3%83%87%E3%82%A3%E3%83%B3%E3%82%B0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it.org.il/news/%D7%92%D7%95%D7%92%D7%99%D7%94/%D7%90%D7%93%D7%A8%D7%99%D7%9B%D7%9C%D7%95%D7%AA-%D7%A4%D7%93%D7%92%D7%95%D7%92%D7%99%D7%A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lich.truyenxuatichcu.com/xem-lich-ngay-27-thang-01-nam-1999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ote.pt/amoteradio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perfume.com/wp/%D0%B2%D0%B5%D1%8F%D0%BD%D0%B8%D1%8F-%D1%81%D1%82%D0%B0%D1%80%D0%BE%D1%81%D1%82%D0%B8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plifyutah.org/the-story-room/slcc-student-promotes-indigenous-excellence-through-community-radio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is.unievangelica.edu.br/index.php/CIPEEX/article/view/863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is.unievangelica.edu.br/index.php/CIPEEX/article/view/871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paot.ru/node/8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book.com/product/%EF%BF%BD%EF%BF%BD%EF%BF%BD%EF%BF%BD%EF%BF%BD%EF%BF%BD%EF%BF%BD%EF%BF%BD%EF%BF%BD%EF%BF%BD%EF%BF%BD%EF%BF%BD-ac-1402-105%EF%BF%BD%EF%BF%BD%EF%BF%BD/72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ientvoice.wikidot.com/vrm:kaikas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ientvoice.wikidot.com/vrm:shanku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eanardon.altervista.org/tag/venezi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easlinden.se/2011/08/15/nattjob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oidlib.org/igry/golovolomki/3817-potion-pop-puzzle-match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abordados.blogspot.com/2012/06/ola-meninas-recebi-estes-grafico-hoj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amellor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icateuta.com/projects/category/collaboratio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improbablelife.com/2013/01/04/favorite-five-friday-ways-to-reach-a-goal/?replytocom=58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ishandheria.com/PhotoListTrip.aspx?Location=Mathera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ji-bg.com/?product=%D0%BA%D0%B0%D0%B1%D0%B5%D0%BB-3-52rca-1-8m-krugermatz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kri.pl/podrecznik-do-nauczania-religii-katolickiej-dla-klasy-5-szkoly-podstawowej-pt-szczesliwi-ktorzy-szukaja-prawdy-wydawnictwo-jednos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amorena.de/travelblog/?m=20131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apolis-valley-vacation.com/maude-lewis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edelamarrephotographie.com/visiter-sanary/2018-03-pierre-noelle-et-marius-116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landers.com/section.php?cat=pet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okovcheg.ru/%D0%BD%D0%B0%D1%88%D0%B8-%D0%B8%D0%BC%D0%B5%D0%BD%D0%B8%D0%BD%D0%BD%D0%B8%D0%BA%D0%B8-8-%D0%B0%D0%B2%D0%B3%D1%83%D1%81%D1%82%D0%B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saurus.com/tag/mingw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shan.wellenthein.com/?cat=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enna1.fm/contests-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corruption.org.np/Research_Grant_Progra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go.mairi.ba.gov.br/em-meio-a-pandemia-do-coronavirus-secretaria-de-saude-de-mairi-desenvolve-servico-de-teleconsulta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slapplaws.com/index.php?n=Site.WisconsinAntiSlappActsLaw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thesis.jdsawyer.net/tag/fre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vitatrivedi.com/news_106_2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ybody-want-a-peanut.blogspot.com/2007/11/atlantic-schooners-need-hom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ymoreone.blogspot.com/2012/11/c-bomb-squadron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zuan-acu.com/2016/08/07/%E6%9D%8F%E5%BA%B5%E3%81%AE%E6%AD%B3%E6%99%82%E8%A8%98-%E7%AB%8B%E7%A7%8B%EF%BC%88%E5%85%B6%E3%81%AE1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otongyaoye.com/c03.asp?n_id=&amp;pag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ccollege.ac.in/index.php?option=com_content&amp;view=article&amp;id=265&amp;Itemid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cg.meteo.noa.gr/index.php/news-events/180-the-first-working-group-meeting-of-atmo-access-task-6-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echi.weebly.com/formacioacuten-en-liacutene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exeng.co.kr/bbs/board.php?bo_table=estimate&amp;wr_id=3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hrioclaro.sp.gov.br/category/transparenci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p.com.pt/abertura-de-candidaturas-premio-envelhecimento-ativo-dra-maria-raquel-ribeiro-categoria-familia-e-comunidad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pliedboredom.com/?m=atari-flashback-games-y-OeNk1Vi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qc100.com/productDetail-247-192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.cyrecliners.com/product/130.html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es.wordalone.com/docs/Jesus-came-for-sinn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o.plasencia.es/index.php/informationobject/browse?sf_culture=es&amp;places=3162&amp;names=4312&amp;subjects=4534&amp;sort=lastUpdated&amp;showAdvanced=1&amp;topLod=0&amp;sortDir=desc&amp;media=prin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um.furedtv.hu/?p=videok&amp;anyagid=26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um.furedtv.hu/?p=videok&amp;anyagid=454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wum.server243133.nazwa.pl/archiwum2015/viewtopic.php?p=21920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wum.zakliczyninfo.pl/index.php/galeria/stara-fotografia/archiwalne-fotografie/ludzie-miejsca-wydarzenia-cz-i/ludzie-1-28-15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signgroup.com/latest-works/attachment/72nd-1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signgroup.com/latest-works/attachment/logowatermark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tallulahdsilva.blogspot.com/2020/03/developing-campsite-with-volunte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ive.com/contact/CONTACTbooking.cfm?DATEcheck=06/05/23&amp;CHECKword=DEFEN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ticandnorth.ru/?ELEMENT_ID=3373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e.ir/54738-teaching-ideas-to-grow-with-felt-part-thre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ne4ever.free.fr/ariane4ever/search.php?sid=5467acbb1570f617ab0f02909e4b87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nna.cr.piemonte.it/iterlegcoordweb/dettaglioLegge.do?urnLegge=urn:nir:regione.piemonte:legge:1981-05-16;16@2018-10-3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vfuture.com/portfolio_page/der-spiegel-cover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stobulo.psuv.org.ve/2011/07/03/page/3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ston.cf99917.tmweb.ru/kotli-ariston/prisoedinitelniy-d-dimohoda-mm_80?attrb%5B130%5D=8-1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keologigavleborg.blogspot.com/2013/01/upptack-platsr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ketype.us/light-travert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mourshoes.com/under-armour-wrestling-shoe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my-warehouse.com/11_led-lens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omakorea.org/home/contents/board/view.php?id=notice&amp;page=10&amp;no=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quivo.bienal.org.br/pawtucket/index.php/Detail/entidade/444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.brunofournier.com/les-rochers-oublie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chline.eu/Konsumativi/Kartoni/Penokarton-35-50sm-byal-3mm/file.indexdetails.file/menu_id.197/elem_id.1886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mide.art.uniroma2.it/skosmos/gacs/en/page/?uri=C19528&amp;clang=en&amp;anylang=on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smarcialesinfo.com/tag/estilo-de-vid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news.cz/index.php?akce=linky&amp;sekce=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rockpics.com/central6promo/bild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s.hr/index.php/hr/produkcija/multimedija/web/itemlist/tag/Nemetova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zutoka.com/product/kedi-gozu-yesil-kristal-tasli-lastikli-tok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ahijec.co.kr/cms/bbs/board.php?bo_table=notice&amp;wr_id=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lpis.gr/index.php?option=com_content&amp;view=article&amp;id=2480:2018-03-12-pp2&amp;catid=51&amp;Itemid=2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manual.com/public.asp?second_id=3007&amp;third_id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manual.com/public.asp?second_id=3008&amp;third_id=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higaru23.com/photography/2023/03/03/%E4%B8%83%E4%BA%94%E4%B8%89%E6%92%AE%E5%BD%B1%EF%BC%88%E9%8E%8C%E5%80%89%E9%B6%B4%E5%B2%A1%E5%85%AB%E5%B9%A1%E5%AE%AE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htangayogarichmond.com/what-is-a-lottery-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ialadders.battle.net/war3/ladder/w3xp-tournament-bracket-solo-16.aspx?Gateway=Kalimdor&amp;Tournament=TWS1-2016102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ianteenytubes.com/search/sensual-sex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csm.ru/anti-corruption/formy-dokumentov-svyazannye-s-protivodeystviem-korruptsii-dlya-zapolneniy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ehshop.com/index.php/product-category/alati/motorne-tester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ehshop.com/index.php/product-category/pametne-brav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mebel.ru/katalog/komod/vik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mebel.ru/katalog/shkafy/kupe/Matis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ra-3.pl/forum/ucp.php?mode=register&amp;sid=3a5f6208ade35e6ce4739902327e2c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ronomiapampeana.com.ar/foto/262/B-3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2014.agiletour.org/lv/pocos-de-calda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ism.ru/forum/index.php?PHPSESSID=905cp5kd5gb613lgijs7m69lh0&amp;topic=29129.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lier-ms.com/calendar/4499081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lier-ms.com/calendar/716069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neucoopbll.cat/ajuts-next-generation-a-la-transformacio-digital-del-comerc-nova-convocatori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hletics.hn.psu.edu/sports/bsb/2020-21/bios/stauffer_colin_s6li?view=splits&amp;pos=f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ime4paws.org/2017/08/15/animals-win-help-time-4-paws-volunteer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nte.comunicazioneitaliana.it/speaker&amp;profileid=6974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svision.wikidot.com/atlasvision-32:enistani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svision.wikidot.com/the-red-preselectio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omicmedia.net/font.php?font_name=PixelPa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omicmedia.net/tag/subscription-widget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suta-miyashuku.com/activity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.dev.wallonia.be/en/news/beau-contrat-pour-btf-en-autrich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coeurdelabaie.weebly.com/septembre-2023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ditorija.lt/sritis/104/zmogiskieji-istekliai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fbauwerk.at/referenz_leopoldauerstr4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gust.md/2020/09/15/%D0%BE%D1%80%D1%83%D0%B6%D0%B8%D0%B5-%D0%BF%D0%BE%D0%B1%D0%B5%D0%B4%D1%8B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gustaballroomdance.com/Gallery/BDC%202017%20Warped/albu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lovesoap.com/movies/beauty-and-the-beast-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rora.auburn.edu/handle/11200/3982/search-filter?filtertype_0=author&amp;filtertype_1=subject&amp;filtertype_2=has_content_in_original_bundle&amp;filter_relational_operator_1=equals&amp;filtertype_3=subject&amp;filter_relational_operator_0=equals&amp;filtertype_4=subject&amp;filter_2=true&amp;filter_relational_operator_3=equals&amp;filtertype_5=subject&amp;filter_1=environmental+apparel+knowledge&amp;filter_relational_operator_2=equals&amp;filter_0=Manchiraju%2C+Srikant&amp;filter_relational_operator_5=equals&amp;filter_relational_operator_4=equals&amp;filter_5=materialism&amp;filter_4=apparel+consumption&amp;filter_3=sustainability&amp;field=subject&amp;filterorder=COUN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nahme.main.jp/dice2/graduatedicebbs.cgi?mode=resmsg&amp;no=2336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rise.com/gallery/29%20Bourke%20Rd/29%20Bourke%20Rd.html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rise.com/gallery/SBRC/SBRC.html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busy.g6.cz/displayimage.php?album=279&amp;pid=253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ficcion.blogspot.com/2022/10/hasta-la-propuesta-de-hecatombe-actual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mix89.ru/%D0%BC%D0%BE%D1%82%D0%BE%D1%82%D0%B5%D1%85%D0%BD%D0%B8%D0%BA%D0%B0/%D0%BA%D0%B2%D0%B0%D0%B4%D1%80%D0%BE%D1%86%D0%B8%D0%BA%D0%BB%D1%8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nom.pl/tag/swobod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r-dzielo.waw.pl/inne/zaawansowane-technologicznie-zbiorniki-na-plyn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uveg.jullichglas.hu/index.php?center=uj_termek&amp;term_id=5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z.uz/news/adovat-kuchlimi-yoki-adolat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him.ru.net/v/27908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anceshop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ation-safety.net/database/record.php?id=19950607-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nfolie.net/109328_8917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suministros.com/zflsfub-181180yitems/etidm.ht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todetalu.ru/magazin?mode=product&amp;product_id=556800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tomanija.com/2022/04/104591/vesoljska-ladja-v-hribu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woiaf.westeros.org/index.php?title=Special:UserLogin&amp;returnto=Anya+Weatherwa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xo-thetaupsilon.mychapterroom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z.yihoopolymer.com/news_catalog/company-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3ij41a.lygklfs.com/cmscontent/238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street.net/www.cgi?x=show&amp;d=news&amp;i=990811-0852-01&amp;c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yardflare.com/pages/plan-details/cholla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yardfolkclub.co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ninhoffice.com/thue-xe-ban-tai/so_sanh_colorado_2017_va_ford_ranger_2017-3-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dogos.havidijas-keresooptimalizalas.hu/microblog-bejegyzes/marton-tetofedo/pecs/tuskesret/JTE1JUNCJTA2JUUyJUMxJTBEaWsuJTE2JURBJTI1JTAwJTE5JUY0JTlD/eiU5Q1IlQURjJUIyJTg1JTBBJUVCJTkwJUMyJUM2JUJEdE0lMDE%3D/JUZGSiUxMGZuJTVFJTVCJTlDJUQwJTAzJTg1ViU4QyVCN2pI/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dogos.keresooptimalizalas-komplex-web.hu/microblog-bejegyzes/norbert-tetofedo/budapest/gubacsipuszta/JUEzeSU2MCUwNCU3RHclMUIlMDMlQzclRkElMDElRDQlOUYlRjIlQTUlMUQ%3D/JUYxJUEzJURCJUNDJTkyJUFDJTAxJUJGJTgyJTNDJThBdEclMTElRkNG/JTJDJUQxJUNFbyVFOSUxNVYlNDAlQTMlODclM0UlQzAlQUFxJTFGJUZC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gus-mc.jp/2018/04/17/sca03-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hchisaray.org.ua/index.php?s=e80767573d3ebc9d9ee4ebb501b7c13f&amp;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hrainmirror.com/news/11198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likesirgercek.com/guncel/balikesirin-cari-acigi-azalacak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ma.edebris.com/manuals/tek/2235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map.org/information/news/params/2022/11/15/?year=2022&amp;month=1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corgrants.devunet.com/double-casino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gla.thereport24.com/article/254092/index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gla.thereport24.com/article/254116/%E0%A6%95%E0%A7%87%E0%A6%B0%E0%A6%BE%E0%A6%B2%E0%A6%BE-%E0%A6%B0%E0%A6%BE%E0%A6%9C%E0%A7%8D%E0%A6%AF%E0%A7%87-%E0%A6%A6%E0%A7%8D%E0%A6%B0%E0%A7%81%E0%A6%A4-%E0%A6%AC%E0%A6%BE%E0%A7%9C%E0%A6%9B%E0%A7%87-%E0%A6%A8%E0%A6%BF%E0%A6%AA%E0%A6%BE%E0%A6%B9-%E0%A6%AD%E0%A6%BE%E0%A6%87%E0%A6%B0%E0%A6%BE%E0%A6%B8%E0%A7%87%E0%A6%B0-%E0%A6%AA%E0%A7%8D%E0%A6%B0%E0%A6%BE%E0%A6%A6%E0%A7%81%E0%A6%B0%E0%A7%8D%E0%A6%AD%E0%A6%BE%E0%A6%A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icadacarp.ro/forum/post306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il.ge/category-105/macropoxy-c400v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oque-goes-nuts.blogspot.com/2017/10/blive-brawurowy-falstaff-w-operze-nov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oque-goes-nuts.blogspot.com/2018/06/bfest-nasz-teleman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sum.ru/tpost/uljrsyr6i1-oao-svyaztransneft-tsentralizuet-predbi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teit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stybikes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tak.jp/2019/08/information/1040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uskata.lv/?id=71&amp;obj=427&amp;valoda=lv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astrology.org.tw/home.php?mod=space&amp;uid=11869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diced.jp/jump/?t=http://liebherr-trade.r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vbstreets.ru/memberlist.php?mode=viewprofile&amp;u=39607&amp;sid=c3dc92025f5c64a28822564daf92231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vbstreets.ru/viewforum.php?f=28&amp;sid=1d0ab26a93ba6107d23c7aead84bc59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.hbshiyantai.com/news36100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0675501.cn/d8321/5373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1387010.cn/8caad/5927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4917319.cn/f9c65/5387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6089137.cn/72819/5518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6764045.cn/65692/5470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s-marrakech.hcp.ma/ar/indicator/330/regional/%27%20+%20val.path%20+%20%2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smartcollection.com/roberts-comics/bitchuhh-scream-hear/1pic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choneproperties.com/d/hkrbt97676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gle-dumbo.cocolog-nifty.com/blog/2019/09/post-0029be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utiful-room.com/product/recent_view_product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e-center.ovh/?C=M;O=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oituanhoan.com/goc-tu-v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rittfit.com/2016/10/nawlins/20161003_153247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comingunstoppable.org/tag/kaip-as-gavau-laisve-nuo-nepagydomu-skausmu-ir-narkotiniu-skausmo-malsintoju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droomfurniture.bizrate.com/latitude-run-circles-squares-graphic-15038369487/sho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handsome.ru/tag/konversyi-s-printam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ihai.gxlyhm.com/news873257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klen.hu/index.php?option=com_content&amp;view=article&amp;id=48:molnar-fele-szelmalom&amp;catid=2&amp;Itemid=10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l-etage.shop/beleuchtung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llx1.com/phpBB3/ucp.php?mode=delete_cookies&amp;sid=c8262bd81d17b0131bb7884eb5f24cc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mcute.blogspot.com/2012/10/girassol-de-tecid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nhvienkhanhhoa.org.vn/default.aspx?id=2&amp;idR=34&amp;idn=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nlikesbikes.com/maine-telemedic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ita.baritoutarakab.go.id/keu/item/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kleylodge.com/help-make-your-brand-show-up-above-the-res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trandgalimardflavigny.blogspot.com/2010/02/iii-le-rocher-dans-la-brum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ulahpcusa.org/events/sunday-worship-28/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zva.org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gkniga.bg/manual/es/ssl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hhyj.com/997/1294594_3680591.htm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eing.com/versions/kjv/kjv_genesis44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calexaminer.org/w20011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centrsim.ru/quest_o_social-online_livro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in.gov.br/web/dou/dou/-/document_library/kcmautn6AnNs/view/349818?_com_liferay_document_library_web_portlet_DLPortlet_INSTANCE_kcmautn6AnNs_navigation=recent&amp;_com_liferay_document_library_web_portlet_DLPortlet_INSTANCE_kcmautn6AnNs_curFolder=&amp;_com_liferay_document_library_web_portlet_DLPortlet_INSTANCE_kcmautn6AnNs_deltaFolder=&amp;_com_liferay_document_library_web_portlet_DLPortlet_INSTANCE_kcmautn6AnNs_deltaEntry=4&amp;_com_liferay_document_library_web_portlet_DLPortlet_INSTANCE_kcmautn6AnNs_orderByCol=downloads&amp;_com_liferay_document_library_web_portlet_DLPortlet_INSTANCE_kcmautn6AnNs_orderByType=asc&amp;p_r_p_resetCur=false&amp;_com_liferay_document_library_web_portlet_DLPortlet_INSTANCE_kcmautn6AnNs_curEntry=3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in.gov.br/web/dou/dou/-/document_library/kcmautn6AnNs/view/576216?_com_liferay_document_library_web_portlet_DLPortlet_INSTANCE_kcmautn6AnNs_navigation=home&amp;_com_liferay_document_library_web_portlet_DLPortlet_INSTANCE_kcmautn6AnNs_curFolder=&amp;_com_liferay_document_library_web_portlet_DLPortlet_INSTANCE_kcmautn6AnNs_deltaFolder=&amp;_com_liferay_document_library_web_portlet_DLPortlet_INSTANCE_kcmautn6AnNs_deltaEntry=2&amp;_com_liferay_document_library_web_portlet_DLPortlet_INSTANCE_kcmautn6AnNs_orderByCol=size&amp;_com_liferay_document_library_web_portlet_DLPortlet_INSTANCE_kcmautn6AnNs_orderByType=asc&amp;p_r_p_resetCur=false&amp;_com_liferay_document_library_web_portlet_DLPortlet_INSTANCE_kcmautn6AnNs_curEntry=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s.aytosalamanca.es/es/publicaciones/bibliografias/publicacion_02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ka.gig.eu/search/description?q=%22Praca+doktorska%22&amp;index=8&amp;f10%5B0%5D=Jura+Zbigniew&amp;rp=10&amp;f11%5B0%5D=Powietrze+kopalniane&amp;f1%5B0%5D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app.php/help/faq?sid=15121fb5525244c741a35ed37bd85b4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search.php?sid=14da68e7d02c685349d64c5b007a81d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search.php?sid=1aa52af787ce2a837f903dc77199db4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gys.ro/cum-s-faci-bani-n-comerul-cu-criptocurrency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ketherock.heubach.de/19118539.html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dhauer.silvio-ukat.de/portfolio/foersterin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ietai.popo.lt/tag/pigus-viesbuciai-palangoje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lstatus.ls.state.ms.us/1997/subjects/S740-00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lurmag.com/sanat/sanatin-yuksegi-alcagi-mi-olur/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oteg.org.ua/2022/01/20/poriadok-ukryttia-pratsiuiuchoho-naselennia-u-zakhysnykh-sporudakh-tsyvilnoho-zakhystu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naihsani.org/blog/tadarus-jelang-buka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graphy.hiu.cas.cz/Personal/index.php/Kategorie:190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informatics.org/seqlink/forum/ucp.php?mode=register&amp;sid=63a8b43eded1855ece5461d8e362d5a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kominek.org/category/producenci/wodtk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loxia.uvigo.es/es/calidad/seguimiento-de-titulos/master-en-acuicultur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mirror.aarnet.edu.au/biomirror/unipro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remama.blog.fc2.com/blog-entry-125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rdsdk.blogspot.com/2013/02/fritlevende-fasaner-i-fantastisk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rthpangs.org/articles/nar/ten-reasons-n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slig-philippines.com/vodsearch/-%E9%99%88%E7%87%95%E7%87%95------------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t.s3m.us/23cb4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tcoin.info-site.net/2023/08/23/%E3%82%A4%E3%82%AA%E3%83%B3%E3%80%81%E3%83%88%E3%83%AA%E3%83%81%E3%82%A6%E3%83%A0%E8%87%AA%E4%B8%BB%E6%A4%9C%E6%9F%B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z-copywriting.com/intim-novokuzneck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znespelnapara.pl/budownictwo-nieruchomosci/bramy-ogrodzenia-i-kraty,kat,17/firmy,3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jflrq.com/zhineng/7053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jx.mingba.cn/qiyuan.asp?a=%9B%9A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arawplexan1978-blog.logdown.com/posts/8620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lpineinstitute.com/2019/12/failed-ski-lift-rescue.html?showComment=145168900234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ngry-dad.com/2007/09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ppleseedsplay.com/2013/06/wednesdays-with-wendy-conversatio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astamusic.com/2013/02/another-edison-award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astamusic.com/2013/03/album-release-secret-year-by-jb-meij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log-studio.com/archives/7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reakpointtrades.com/2015/10/spx-cash-as-closed-at-50-day-sma-ne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anvascorpbrands.com/product-feature-blank-canvas-and-burlap-product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hicisthenewpunk.com/2011/09/chic-is-new-york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iao3.com/article/18476696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avidesp.com/archives/category/chrom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oces.si/acai-smoothi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raconigen.net/2016/08/starbound-update-v105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asternpromotion.com/bpma6qtf/1946ba-badwater-basin-hik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mepps.com/review-little-black-goes-to-the-circus-by-walter-farley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harper-y-su-perra-lola/harperlola3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la-distribucion-perfecta/dumbo-loft-robertson-pasanella-master-bath-remodelis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que-bonito-dibuja-paola/tumblr_o2fyelqpom1uo6qobo1_12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foto-brno.eu/169-4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ame-de.com/one-piece3/3voice-neg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ame-de.com/pm-bw2/pkm-bw2-mission-belle310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lox.jp/date/2014-4-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rassfedjerkychews.com/2015/06/21dsd-day-21-fathers-day-fun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raylyn.com/feeds/4397753180651521700/comments/default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hangershortage.com/2015/02/happy-love-day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howtoreallygetagreatjob.com/2014/03/who-should-you-ask-to-help-you-in-your-job-search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f-fotografie.biz/andalusien/alhambra-in-granada-at-sunset-andalusia-spain-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ohnvolinsky.com/2016/05/arriving-to-cruise-port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orisgillet.nl/feeds/116371700589635290/comments/defaul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koushki.net/1397/04/%D8%AA%D9%86%D8%B8%DB%8C%D9%85%D8%A7%D8%AA-%D9%BE%DB%8C%D8%B4%D8%B1%D9%81%D8%AA%D9%87-srm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live4guitar.com/blog/index/page: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nyanything.com/2009/06/whole-foods-market-recipes-on-iphon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practicalethics.ox.ac.uk/2015/03/should-remorseful-offenders-be-punished-less-harshly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prix-litteraires.info/2012/09/premiere-selection-du-prix-medicis-2012.html?showComment=16307505093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sadesign.com/2008/12/did-you-know-there-is-new-law-that-will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sadesign.com/2009/02/february-giveaway-20-in-resa-design.html?showComment=12336829200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tailattractions.com/2016/05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adlerswells.com/category/nyd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aneiart.jp/2012/08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egundogrupo.com/2011/05/tes-21-de-mai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lubnapracownia.pl/niebanalne-krzesl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p35lodz.edu.pl/zakopane-dzien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quandertwo.net/2008/11/saying-right-thing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alkop.com/2014/12/tuya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14/12/20/sleepless-night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15/05/15/uses-of-a-snooker-table-for-a-maid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20/04/28/at-the-high-wood-lyceu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unhandled-exceptions.com/index.php/2007/11/21/inside-the-sausage-factory-part-26-building-the-dumb-view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virginiaclassicmustang.com/2014/11/just-details1966-gt350-shelby-mustang_2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xhbj.com/login.as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keszites.hu/wordpress-tartalom-kezelo-telepites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jj.blogalia.com/historias/2427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ominggrovemontessori.com/classrooms/primar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omustore.com/MerchDetail?MerchID=1698684&amp;CategoryName=Drinkware&amp;CatID=3490&amp;Name=Drinkwar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eceramic.bluevation.co.kr/shop/item.php?it_id=16067108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erose-kennel.de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tdruckhoch.de/tag/gefaesswend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mim.muzeulbucurestiului.ro/?articol=13374-definitia-profesiunilor-de-restaurator-si-conservator-a-consiliului-international-al-muzeelor-i-c-o-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.finfleet.id/jobs/apply/helper-kenek-jakarta-16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ard.counter-strike.pl/login.php?redirect=privmsg.php&amp;folder=inbox&amp;sid=4ce75150ca2bdad26df2d160da2afde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bblackmanmp.info/2020/the-many-advantages-of-using-kratom-tincture-arrangements.htm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bpagano.com/local-mortality-rates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ok.uraic.ru/forum1/memberlist.php?mode=leaders&amp;sid=6b939702daad17a1748ada55fef9b0b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oklikes.com/iframe?user=Littlebookcove&amp;post=144164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rnholms-skakklub.dk/2018/index.php?id=70&amp;cat_id=&amp;p=5&amp;search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stonventure.us/__media__/js/netsoltrademark.php?d=www.quangcaoso.net/2021/01/?a=INVESTIV-HOME-RR?src=www.rhino.ca,%20www.quangcaoso.net/2021/01/?a=INVESTIV-HOME-RR?src=www.rhino.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t.biologia.unipi.it/phpBB3/index.php?sid=51fc1ab48d23144a3fbed52e61191eb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ufarik.com/index.php/mnu-les-sports/tennis/boufarik-les-meilleurs-eleves-recompense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xweb.guanajuatovirtual.com/?page_id=2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p-ostrovok.ru/inde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ewgene.com/user/101075/track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09/03/06/fred-baker-in-afghanistan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10/11/19/the-gettysburg-addres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16/07/01/workfarce-july-1-2016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category/greenside-cartoons/page/3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laeggeren.dk/Default.aspx?sid=1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okekellyphotography.blogspot.com/2010/01/rachels-headshot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ucemcmillan.com/html/html/Iceland/2003GH/PF0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unobatista.net/blog/2022112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smc.it/index.php/menu-utente/2015-10-21-10-46-45/periodici-corrent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tr.domywife.com/html/27/2/?rnd=169515997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echer.slama.es/sachbuch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ergerinfo.mainburg.de/si0046.php?__cjahr=2014&amp;__cmonat=1&amp;__canz=12&amp;smccont=85&amp;__osidat=d&amp;__ksigrnr=1&amp;__cselect=655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renwinkel.nl/nl/media/media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siness-reform.com/registraciya-kompaniy-v-evrope-rossii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siness.her.jp/%E3%83%9E%E3%83%83%E3%82%AF%E3%82%B9%E3%83%90%E3%83%AA%E3%83%A5%E5%B7%9D%E4%BA%95%E7%94%BA%E5%BA%97%E3%81%8C2017%E5%B9%B45%E6%9C%8827%E6%97%A5%E3%83%AA%E3%83%95%E3%83%AC%E3%83%83%E3%82%B7%E3%83%A5/kaiten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vqdydongthap.vn/hoi-dap-suc-khoe/ch/63460/dau-goi-tri-rung-to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wc.hbvtc.net/content/channel/5ddcca5a88cd2dc40c0065eb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xps.lncourt.gov.cn/article/detail/2021/11/id/6400887.shtm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yshi.hogfish.net/2016/03/13/poem-i-dream-of-simple-thing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2so.ens-lyon.fr/spip.php/dist/http:www.sauvonsluniversite.com/www.sauvonsluniversite.com/IMG/jpg/spip.php?rubrique1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bletechsupport.southwire.com/en/tile/12/cable/15081/?country=Internationa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dhiraj.com/resource/blog.aspx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erusofficial.be/article.php?h=en&amp;id=2885&amp;error=non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erusofficial.be/signup.php?h=nd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fe-schmid.de/cafe/bilder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febacio.com/__media__/js/netsoltrademark.php?d=www.quangcaoso.net/2021/07/?mr:referralID?trackId/user/profile/13323www.quangcaoso.net/2021/07/?mr:referralID?trackI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inuoc.dvctt.camau.gov.vn/ko/tra-cuu-ho-so;jsessionid=C90309D0AF77BB504820A3FECF20B22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culator3.com/convert-decimal-to-octal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endar.duke.edu/index?lf%5B%5D=LSRC+Hall+of+Science&amp;user_date=03%2F30%2F20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endar.washington.edu/sea_uwit-csig/150473928/UWConnectCommunityofPractice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funaopaillalef.blogspot.com/2012/06/feliz-winoy-tripantu-24-de-junio-201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m.iki.fi/tolpat/kuva/863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millalawes.blogspot.com/2014/04/paskelam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mpushuesca.unizar.es/calendario/dia/2021-11-17?page=1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n-eng.de/__media__/js/netsoltrademark.php?d=www.quangcaoso.net/2021/03/?mr:referralID=60306591-77a9-11ed-83ba-0e666336e31b?src=www.rhino.ca?s=1/user/profile/13323www.quangcaoso.net/2021/03/?mr:referralID=60306591-77a9-11ed-83ba-0e666336e31b?src=www.rhino.ca?s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pitalism.net/articles/A_Blog_10_06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d.sur.ru/partners/strahovanie/strahovaya-gruppa-yugoriya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eers.e-solutionsinc.com/jobs/?cityTypeGid%5B0%5D=220&amp;cityTypeGid%5B1%5D=950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llarsson.org/painting-Carl%20Larsson-nejlikor%20och%20vallmo-66842.ht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refoursoleil.org/category/carrefourda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riebanhamposty.com/blog.html/new-property-listed-in-st-albert-st-albert-7202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sasigradina.info.ro/categorie/timp-liber/diverse-timp-liber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talog.libvar.bg/view/show_pdf_issue.pl?MATERIAL=article&amp;image_id=173325217.14170916232294050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talog.libvar.bg/view/show_pdf_issue.pl?MATERIAL=article&amp;image_id=316020821.35282716445776370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zalla-intercultural.org/vamos-a-hablarlo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bdoilhh.com/pemain-poker-gabungkan-agresivitas-di-dunia-perjudi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bprat.cat/el-cb-prat-se-borra-en-el-palacio-de-los-deportes-de-granada-i-perd-contundentment-per-85-5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-lab.ru/english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cweddingcarscheshire.com/type/link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n.preterhuman.net/texts/underground/info/how_intranets_work/ch12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doc.unicentro.br/index.php/informationobject/browse?subjects=15737&amp;sort=identifier&amp;sf_culture=es&amp;levels=&amp;languages=pt&amp;topLod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f.kafu.kz/EN/operatory-e-v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fadigital.edu.ar/handle/1847939/1281/simple-search?query=&amp;sort_by=score&amp;order=desc&amp;rpp=10&amp;filter_field_1=subject&amp;filter_type_1=equals&amp;filter_value_1=Ciberforensia&amp;filter_field_2=subject&amp;filter_type_2=equals&amp;filter_value_2=Ciberguerra&amp;filter_field_3=subject&amp;filter_type_3=equals&amp;filter_value_3=Drones&amp;filter_field_4=dateIssued&amp;filter_type_4=equals&amp;filter_value_4=2020&amp;filter_field_5=author&amp;filter_type_5=equals&amp;filter_value_5=Observatorio+Argentino+del+Ciberespacio&amp;filter_field_6=subject&amp;filter_type_6=equals&amp;filter_value_6=Inteligencia+artificial&amp;etal=0&amp;filtername=subject&amp;filterquery=Estrategia&amp;filtertype=equa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lebrityskinblog.com/2023/05/27/why-adding-agriculture-and-wood-to-your-lifestyle-will-make-all-the-variatio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llandietpills.com/why-retainers-are-not-as-effective-as-dental-brac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ntres.exeter.ac.uk/pmrrc/mrbs/edit_entry.php?area=1&amp;room=1&amp;hour=20&amp;minute=30&amp;year=2021&amp;month=9&amp;day=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ramicaptorico.com.ar/jp.php?eqrtibmeyn/wn-190860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tep.evangelizacionjaen.es/2022/02/02/antiguo-testamento-13-cronicas-esdras-y-nehemia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fa.avizeviticampus.fr/index.php?option=com_sppagebuilder&amp;view=page&amp;id=100&amp;Itemid=7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blis2.blog75.fc2.com/blog-category-193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chasart.com/2009.03.01_arch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huahousewares.com/list/?101_1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mbermaster.wilmettekenilworth.com/list/member/terry-animal-hospital-319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singvinylmation.com/vinylmation/park-starz-4/phantom-manor-disneyland-paris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singvinylmation.com/vinylmation/urban-8-9/poodle-skirt-girl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t-177.com/index.phtml?PUT=a_show&amp;AID=184595&amp;FID=1529795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alwatch.com/Omega_repairs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etacars.nl/13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fjoanneweir.com/__media__/js/netsoltrademark.php?d=www.quangcaoso.net/2021/01/?a=INVESTIV-HOME-RR?src=www.rhino.ca&amp;utm_source=emBlue%20Email%20Marketing%20emBlue_BoletinPoliticasSocialesAbril%2FMayo&amp;utm_medium=Email&amp;utm_campaign=emBlue%20emBlue_BoletinPoliticasSocialesAbril%2FMayo%20-%2058102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mistry.christianedgar.com/notes/Q3week3.1_Gas_Laws_Introduction.pdf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mringdefence.eu/__media__/js/netsoltrademark.php?d=www.quangcaoso.net/2021/01/?a?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olnong.jinbo.net/zbxe/?mid=free_02&amp;search_target=tag&amp;search_keyword=%EB%B0%9C%EB%A0%8C%EC%8B%9C%EC%95%84&amp;sort_index=regdate&amp;order_type=desc&amp;listStyle=list&amp;page=1&amp;act=dispMemberFindAccou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olnong.jinbo.net/zbxe/?mid=free_02&amp;search_target=tag&amp;search_keyword=%EC%86%8C%EB%AA%A8%EC%9E%84&amp;sort_index=readed_count&amp;order_type=asc&amp;listStyle=gallery&amp;page=&amp;document_srl=&amp;division=&amp;last_division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pkadog.net/ru/photo/34-severnyye-sobaki-foto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rcherlapresse.eu/hn/motoryzacj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salov.com/cisummit-digital-hearts-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sstris.com/category/my-games/catchup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bichef.blog54.fc2.com/?mode=edit&amp;rno=139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chi-bu.com/%E4%BD%90%E8%97%A4%E6%84%9B%E7%94%BB%E5%83%8F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ef-net.ru/index.php?option=com_content&amp;task=view&amp;id=368&amp;Itemid=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ef-net.ru/index.php?option=com_content&amp;task=view&amp;id=570&amp;Itemid=5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ikiengeiclub.sblo.jp/archives/20170523-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.me/tag/el%20p%C3%A1ramo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drenslibrary.oumedicine.com/MultimediaRoom/VideoLibrary/?e=0#player:138,a9084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ume.com/?p=2102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-erc.com/chouyouganchuxiu/18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-lawfirm.com/TZGG/17119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performancegroup.com/tag/china-mad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light.co.kr/webzigi/?filetype=contents/plusboard.php&amp;pn_table=w21&amp;page=1&amp;bod_id=4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ocofashion.ro/produs/lolly-pop-lov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or-essenbach-altheim.de/index.php?menu=termin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berg.org/2007/08/cracking-coonans-filter-and-other-tech-wreck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topher-phillips.com/v7oafcj/tammany-hall-urbanization-bf45d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y.flirble.org/images/picture/8709-img_8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oniclesofmezra.org/index.php?title=Category:Pyrrhic_Victory_NPCs&amp;action=edi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o.net.cn/news/shownews.php?id=37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rchmarketingsucks.com/200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rchofmartialarts.com/thksfurdringoutb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yrgs.posad.kr/bbs/board.php?bo_table=gallery&amp;wr_id=2354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alisqaz.comw.todolistsoft.com/simple_to_do_list/manual/tasks_list.php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edelagastro-dijon.com/2015/02/15/antoine-se-met-au-burger/dijon-cite-gastronomie-34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net.cn/?m=content&amp;c=index&amp;a=show&amp;catid=134&amp;id=27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ytime.co.in/de-imitaci%C3%B3n-de-lat%C3%B3n-un-plana-redonda-espaciador/Art%C3%ADculos-para-joyer%C3%ADa-artesanal-y-cuentas-goods-155882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ic.austlii.edu.au/au/legis/nsw/num_reg/ortpnfpoifpapbc199228876/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icbook.info/childrens-literature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of2017.blogs.wesleyan.edu/2013/09/27/beman-triangle-dig-928-929-between-1-430-p-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anzer.id/?w=productsl/Q147788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arearning.click/archives/558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korean.org/bbs/board.php?bo_table=job&amp;wr_id=34&amp;page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imate.unist.ac.kr/board/qna/list.sko;jsessionid=3129A06461C9A84C74B5BE0E781B0247?subMenu=5&amp;menuDsp=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oud.originlab.com/doc/Origin-Help/NLFit-QuickStart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cj.net/memberlist.php?mode=contactadmin&amp;sid=0922686d0b1d285341fe9e912395a54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lecturabalbordo.blogspot.com/2017/12/grupo-4-eso-europa-expres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mays.com/news/349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s.dir.bg/showthreaded.php?Board=ezoterfilosof&amp;Number=1946952974&amp;page=17&amp;view=collapsed&amp;sb=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q.esalq.usp.br/wiki/doku.php?id=publico:tree-of-life&amp;ns=publico%3Ametrvm&amp;tab_files=files&amp;do=media&amp;tab_details=edit&amp;image=publico%3Ausers%3Aantonio.jp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.creson.edu.mx/uploads/Conocimiento_y_dominio_de_profesores_sobre_elementos_del_programa_de_Espanol_8a8eaab5e0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.deshabhimani.com/agriculture/news-kilivathilspecial-25-08-2016/58458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lite.com/__media__/js/netsoltrademark.php?d=www.quangcaoso.net/can-ban-cho-thue-1/nha-dat-3/mua-ban-nha-dat-5/lam-dong-15/huyen-di-linh-256/dat-tan-chau-3-mat-tien,-view-dep,-gia-620tr-tren-1-sao-53219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130.com/pridejte-tiskovou-zpravu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arts.net/cweb/news/zt_news_read.asp?masterid=93&amp;id=4768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jz.net/info/347121/2022347%EF%BF%BD%EF%BF%BD%EF%BF%BD%EF%BF%BD%EF%BF%BD%EF%BF%BD%EF%BF%BD%EF%BF%BD%EF%BF%BD%EF%BF%BD%EF%BF%BD%EF%BF%BD%EF%BF%BD%EF%BF%BD%EF%BF%BD%EF%BF%BD%EF%BF%BD%EF%BF%BD%EF%BF%BD%EF%BF%BD%EF%BF%B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saude.org.br/contribuicoes/contribuicao-sindical-201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xarc.blogspot.com/2011/12/la-cistella-de-la-cafete-per-al-72-d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ach-outletstore.us.org/index.php?main_page=popup_image&amp;pID=2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corohot.com/_99a9349r_r800-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ffeteria.com/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nsandcanada.com/forum/viewforum.php?f=18&amp;sid=de6ab563e600f529ea5af4d5a8bd3b4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nsblog.ws/2010/02/colonial-currency-and-colonial-maryland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89-noyers.ac-dijon.fr/spip.php?article98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emanrealestate.com/ListingDetails/2064427/130-East-38th-Street-Murray-Hill-New-York-NY-10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lections2.swco.ttu.edu/handle/20.500.12255/71375/search-filter?field=subject&amp;filtertype_0=subject&amp;filtertype_1=dateIssued&amp;filtertype_2=subject&amp;filter_relational_operator_1=equals&amp;filtertype_3=subject&amp;filter_relational_operator_0=equals&amp;filtertype_4=dateIssued&amp;filter_2=Mexicans--Texas--Newspapers.&amp;filter_relational_operator_3=equals&amp;filtertype_5=subject&amp;filter_1=2009&amp;filter_relational_operator_2=equals&amp;filter_0=Mexican+Americans--Texas--Lubbock--Newspapers.&amp;filter_relational_operator_5=equals&amp;filter_relational_operator_4=equals&amp;filter_5=Mexicans--Texas--Odessa--Newspapers.&amp;filter_4=%5B2000+TO+2009%5D&amp;filter_3=Mexicans--Texas--Lubbock--Newspapers.&amp;starts_with=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batblog.net/tag/foreign-law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ercy.kitchen/tag/%E3%82%AF%E3%83%AA%E3%82%B9%E3%83%9E%E3%82%B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ondics.demopaedia.org/wiki/Special:Upload?wpDestFile=111_5_1_fr_II_M%C3%A9nage_complexe.og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unity.flutterwireless.com/t/any-info-on-exteeprom/40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unity.wikidot.com/helpon:dat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any_025.preview.yunzhanbao.com/product/id-6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lejoaldobobadilla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letelegalinv.com/case-study-dont-throw-away-a-100000-cas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ostingcouncilofmichigan.com/resource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syst.com/ac2mb_fall201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cordiacares.org/what_we_believ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dosinvictoria.com/property/towner-park-north-saanich-vancouver-island-real-estate-mls-93044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ella.co.kr/product/list.html?cate_no=65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tent.us.porsche-clubs.porsche.com/PorscheClubs/pc_danmark/pc_main.nsf/webvideos/CD380CE2DF6CE3D4C12574B900448B57?OpenDocument&amp;nr=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tribcity.com/women-4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operativaserviziassistenza.it/?sparivxwky83129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oplab.escueladeeconomiasocial.es/fr/file/21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quilles.com/imprime.php?debut=0&amp;limit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ralmaristes.cat/event/nadales-carrer-xocolatad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rp1.ru/2011-12-05-22-02-42/6340---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smoleague.com/players/view/176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urse.sdu.edu.cn/G2S/Template/View.aspx?courseId=784&amp;topMenuId=166456&amp;action=view&amp;type=&amp;name=&amp;menuType=1&amp;curfolid=1678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wincapital.com.cn/index.php?m=misc&amp;c=index&amp;a=article_lists&amp;time=all&amp;page=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authors/id/A/AB/ABURLISON/Solaris-0.02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modules/by-module/Env/MSCHOUT/App-Milter-Limit-0.52.met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modules/by-module/Timer/RWSTAUNER/Text-VimColor-0.28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qpet.cn/infodetail.php?id=7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qqhpt.com/news/info/119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ayonpension.com/theme/cryon/html/company/01.ph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cbioscreen.com/Our-investor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ativevideoediting.com/how-to-make-intro-in-lumafusion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chelapetitevallee.fr/course-category/marketin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meja.org/a7/acervo-digital/colecao-mobral/documentos/textos/leis-e-principios-da-aprendizagem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2.jp/recruit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mesquad.com/classic-crime.asp?year=2015&amp;month=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sis2peace.org/my/book.php?b=&amp;wr_id=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ticalmass.nuertingen.org/platz-da-fuer-die-naechste-generation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oqunotes.org/guestbk.php?lng=fr&amp;id=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osspoint.mediabg.eu/?p=2563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yptoinvestment.today/u-s-judge-denies-sam-bankman-frieds-bid-for-release-from-jail-ahead-of-trial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yptoinvestment.today/unpacking-potential-threats-to-bitcoins-future-an-in-depth-analysi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.globalnet.zp.ua/ranks.php?ps_sess_id=a613f70697db5a6d8c339de31f62ca7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.onego.ru/stats/server.php?ps_sess_id=2a065d27bc9fa78032245ba3c7cfa2d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e.google.by/url?sa=i&amp;url=http://b.globus-kino.ru/index.php?Entry4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e.google.li/url?q=http://backlinks.ssylki.info/ssylki.info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n-news.com/archives/1238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so.com.cn/r1.php?id=993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tld.video.nccu.edu.tw/km/16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bataiwan.blogspot.com/2008/06/8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entosparaunmuseo.blogspot.com/2012/05/quien-es-quien-el-educador-como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isery-livre.com/zhishi/36pzh66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lturalrelations.org/top-10-countries-with-the-most-cultural-influenc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rrency7.com/qar-to-crc-exchange-rate-conver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stomcreationsofms.com/project/handrails/?page_number_0=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stomelectronicsupply.com/__media__/js/netsoltrademark.php?d=www.quangcaoso.net/can-ban-cho-thue-1/nha-dat-3/mua-ban-nha-dat-5/ha-noi-2/huyen-hoai-duc-152/nhuong-lai-47m2-den-bu-dat-dich-vu-tai-an-khanh-58612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warrendesign.com/blog/tag/lola-home-stor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wkuehl.de/mandala_20180713082053_278be2a87af08dd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xscrew.com/e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bersectors.com/usps-the-arrange-delivery-for-the-package-april-2021-read-i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berstorm.altervista.org/phpBB3/viewtopic.php?p=122&amp;sid=46df01813784960fa6b876395e14e9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nic.free.fr/soilwork/forum/profile.php?mode=register&amp;agreed=true&amp;sid=2bec04d02e15a26bd65005a333081fb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nic.free.fr/soilwork/forum/profile.php?mode=sendpassword&amp;sid=13b3469666e5774c6a7eae10efbfa67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1ghtzyjrbl4t6.cloudfront.net/gallery/sai-world-city-images-for-elevation-of-paradise-sai-world-city-658954-70925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ftare-eshgh.loxtarin.com/post/916/%EF%BF%BD%EF%BF%BD%EF%BF%BD%EF%BF%BD%EF%BF%BD%EF%BF%BD%EF%BF%BD%EF%BF%BD%EF%BF%BD%EF%BF%BD%20%EF%BF%BD%EF%BF%BD%EF%BF%BD%EF%BF%BD%EF%BF%BD%EF%BF%BD%EF%BF%BD%EF%BF%BD%20%EF%BF%BD%EF%BF%BD%EF%BF%BD%EF%BF%BD%EF%BF%BD%EF%BF%BD%EF%BF%BD%EF%BF%BD%EF%BF%BD%EF%BF%BD%20%EF%BF%BD%EF%BF%BD%20%EF%BF%BD%EF%BF%BD%EF%BF%BD%EF%BF%BD%EF%BF%BD%EF%BF%BD%EF%BF%BD%EF%BF%BD%EF%BF%BD%EF%BF%BD%EF%BF%BD%EF%BF%BD%EF%BF%BD%EF%BF%BD.....ht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ilytreephoto.blogspot.com/2013/11/golden-day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mesmode-laren.nl/hoe-u-het-beste-gold-digger-casino-kies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cesport.by/forum/index.php?topic=3327.msg506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cestage-saito.com/category/event-infom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kov2010.ru/index/dankov2010_vybory/0-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oltech.co.kr/default/m2/menu1.php?com_board_basic=read_form&amp;com_board_idx=29&amp;topmenu=2&amp;left=2&amp;&amp;com_board_search_code=&amp;com_board_search_value1=&amp;com_board_search_value2=&amp;com_board_page=&amp;&amp;com_board_id=8&amp;&amp;com_board_id=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ozhaykq.com/zuixinzixun/10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baspars.lv/lv/Atkritumu_tvertnes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iocanciani.blogspot.com/2015/01/o-ma-e-inclinato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ylrsmith.com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canadensys.net/vascan/vernacular/540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zagreb.hr/dataset?tags=u%C4%8Deni%C4%8Dki+domovi&amp;res_format=S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zagreb.hr/group/93931c95-cc29-4c3a-88df-c54a916a0819?license_id=cc-by&amp;tags=prora%C4%8Dunski+korisnici&amp;tags=ostvarenje&amp;tags=grad+zagreb&amp;organization=grad-zagre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cache.galaxyproject.org/indexes/microbes/burkCepa_AMMD/chr3.Glimmer3.bed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kal.cz/component.php?cocode=section&amp;seid=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zone.birdlife.org/quicksearch?qs=Grallaricula+nan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zone.birdlife.org/quicksearch?qs=Periparus+at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i.ustat.miur.it/dataset?tags=Docenti&amp;tags=Tecnici+amministrativi&amp;tags=Personale&amp;dcat_subtheme_it=3206+istruzione&amp;res_format=CSV&amp;res_format=XLSX&amp;tags=Area+scientifico-disciplinare&amp;tags=Seri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o.tw/tag/%E9%98%BF%E7%BE%8E%E6%A9%AB%E4%B8%8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eandnatasha.blogspot.com/2014/12/project-364-days-351-through-360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idamacher.com/index.php/vod/play/id/330/sid/1/nid/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idmarques.net/tag/sucesso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archive.gnewsense.org/gnewsense/pool/updates/main/m/mod-wsgi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dbpedia.org/page/Nestorianer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jaquemart-immobilier.fr/annonces/locations/appartement/aix-en-provence-13/156691327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muzykawroclawska.info/report.php?111685uoggetidm3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webfail.com/1c48b0588a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ad-line.spb.ru/forum/member.php?s=339142b08f958451d2bba56177a6133f&amp;u=323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alers.auto.163.com/search/120100/1629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basso.com/?syfuyxctjg1357117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biany.pl/drzewa/jablon/jablon_kosztela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cartagena.info/repsol-celebra-con-los-cartageneros-la-ampliacion-de-la-refineria/trial-ayto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epfloweurope.com/fr/df_forthepeople/deep-tissu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fete.ro/tag/febra-muscular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in-hassloch.de/news/kategorie/allgemeines/die-hasslocher-tourist-information-oeffnet-wied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in-norf.de/index.php?id=77&amp;L=7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lphimaster.net/view/3-99847/a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etermarkt-freiburg.de/manual/de/caching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.sicheng.net/store/1817/pList.htm?scid=1198&amp;sid=181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nwiki.org/tiki-index.php?page=Allen%20Jakovich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tivatorz.ru/lga_1_senen__bordo_00_nadya_poira_osannoyu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nshikousaku.net/go-hajiki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santneg.ru/category/kosmos/page/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sfiladeroediciones.com/tienda/mi-cuen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.1947partitionarchive.org/user/login?destination=node/9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.cmsmadesimple.org/project/list_tagged/resizin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3.arstudio.lv/raksti/raksts4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eloppezvosventes.com/marketing-direct-produit-relationnel.php?PHPSESSID=ad1dba9e0e500d2b9d98ce17ed61af6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fiorito.com/conta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gweiran.com/product/flactcable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4f.com/mip/neirong/2234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cotictech.com/mengembalikan-semua-foto-yang-terhapus-di-android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dok.ru/tag/aleksandr-us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et428.seesaa.net/archives/201412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et428.seesaa.net/category/15998791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arhiv.gov.hr/webpac-hidra-sdrh-pregled/?rm=results&amp;f=SubjectIndexHR&amp;v=sveu%EF%BF%BD%EF%BF%BDili%EF%BF%BD%EF%BF%BDte%20005591&amp;sort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lib.isi.ac.id/8823/2/FEDERICS%20BINSAR_2021_BAB%20I.pdf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bms.rs/ebiblioteka/publications/index/page:2/tags:author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library.yale.edu/digital/collection/rebooks/id/4870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library.yale.edu/digital/collection/rebooks/id/4927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s-online.de/forum/search.php?search_id=unanswered&amp;sid=742234587dcf1839c5d2c5be2adde61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m-rizou.pel.sch.gr/index.php/nggallery/thumbnails/page/2?p=558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nake.heiata.com/qyj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ora.hu/mi-a-pikkelysoemoer-s-a-kezelsi-mdszerek-647846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rectory.rivierafirefly.com/category/after-school-activities/swimming-lessons/location/le-canne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scussion.gr/themata/thriskeftika/kripas1_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skografie.nm.cz/osoby/benjami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vorcelawyer.co.kr/bbs/board.php?bo_table=sub&amp;bo_type=sub03_1&amp;me_code=30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jemete-kurort.ru/vse-tovary/kolgotkah-chulkah-foto/page-1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journals.com/resolusi/article/view/106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km-haustechnik.de/wir-ueber-uns/unser-team/manfred-kle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l1.bluedl.xyz/Series/Global/P/Peaky%20Blinders/S02/SoftSub/720p%20X265%2010Bit/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llegacy.ow2.org/spagic/README-doc-2.3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mcunmor.ru/automobils5/shtatnaya-navigatsiya-sitroen-s4.p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mitryga.ru/tag/knowhow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.globedia.com/mientras-duermen-crecen-beb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.globedia.com/perfil/javier-garcia/2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gspirit.jp/info/30213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gtime.blog49.fc2.com/blog-date-20141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ingstone.net/a/product/Marble_Product/Project/2019/0118/3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-uk.ru/posts/230173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ainedessart.com/EN/media/201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ca.jp/bbs/?m=201503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onharbor.com/2017/0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queleroy.info/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km.ru/product/lestnitsa-233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sugkazan.info/ankets/pai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load.cucdc.com/cw/78125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0=gallery&amp;album_gallery_id_0=204&amp;type_3=gallery&amp;album_gallery_id_3=116&amp;type_1=gallery&amp;album_gallery_id_1=205&amp;type_4=gallery&amp;album_gallery_id_4=108&amp;type_2=gallery&amp;album_gallery_id_2=18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3=gallery&amp;album_gallery_id_3=104&amp;type_0=gallery&amp;album_gallery_id_0=204&amp;type_1=gallery&amp;album_gallery_id_1=204&amp;type_2=gallery&amp;album_gallery_id_2=189&amp;type_4=gallery&amp;album_gallery_id_4=10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qdte.ir/Portal/file/?638097/ghadr.mp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.jaspersconsulting.com/stichprobeninventur-als-dienstleistung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agtimes.com/Chevrolet-Cavalier-Timeslip-9334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ewpoland.com/cdn-cgi/l/email-protection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ift555.blog120.fc2.com/blog-entry-6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melbasan.akm.gov.al/faces/tedhenatpermjedisin.xhtml;jsessionid=78E2CBF2B3E0C93D60A5EB6EAD438E50?tedhenatpermjedisin=activ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pet.vn/tin-tuc/simba-phau-thuat-xuong-khop-hang-220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ugg.ru/cgi-bin/main.pl?menu=2_62_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volikplus.rs/proizvod/sobna-vrata-pfs-37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-q.com/tag/dance-space-q%E3%80%81%E9%AB%98%E5%B4%8E%E3%83%80%E3%83%B3%E3%82%B9%E4%BD%93%E9%A8%93%E3%83%AC%E3%83%83%E3%82%B9%E3%83%B3%E7%84%A1%E6%96%99%E3%80%81%E9%AB%98%E5%B4%8E%E3%83%80%E3%83%B3%E3%82%B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ace.bethlehem.edu:8080/xmlui/discover?rpp=10&amp;filtertype_0=author&amp;filtertype_1=dateIssued&amp;filter_relational_operator_2=equals&amp;filtertype_2=dateIssued&amp;filter_0=Hazboun%2C+Nader&amp;filter_2=%5B2000+TO+2099%5D&amp;filter_relational_operator_1=equals&amp;filter_1=%5B2010+TO+2019%5D&amp;filter_relational_operator_0=equals&amp;filtertype=author&amp;filter_relational_operator=equals&amp;filter=Salsaa%2C+Michae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ace.uces.edu.ar:8180/dspace/handle/123456789/50/browse?rpp=20&amp;order=ASC&amp;sort_by=-1&amp;etal=-1&amp;type=subject&amp;starts_with=Z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iridonov.ru/portfolio/%D0%BF%D1%80%D0%B5%D0%B7%D0%B5%D0%BD%D1%82%D0%B0%D1%86%D0%B8%D0%B8/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z123.net/2002/09/750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z123.net/2004/08/43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dmg.com/soundofmusic.s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dvmusic.ru/index/page/sort/rating/list/125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rcnc.com/insiter.php?design_file=login.php&amp;prev_url=%2Finsiter.php%3Fdesign_file%3Dgoods_list.php%26category_id%3D1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sheetmetal.com/dt_gallery/aeronautical-test-components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wcryan.com/blog/building-aero-3d-day-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ydtkhb.info/how-accounting-software-can-ensure-small-business-owners-have-a-happy-christmas,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yzsmm.com/xsgz1/xsfc.htm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zeglebi.ge/statiebi/xelovneba/1013_clis_otxtavis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codices.ch/fr/fmb/cb-0059/3r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maxx.ru/forum/search.php?action=show_user_topics&amp;user_id=26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meteolarissa.blogspot.com/2017/02/3-25-272201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waterzone.com/_yesweb/_skin_h/_css/pages/17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arly-birdy.de/tag/aya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astzixun.cn/cac/Mzg2NTkzNjI=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iospectrum.kr/shop/shopbrand.html?type=M&amp;xcode=026&amp;mcode=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itsu.net/archives/8771541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ook.oikos.net.pl/jq_flipbook_v5/page13-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uzz.pk/author/saniakh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.citizendium.org/wiki/Template:Hilbert%27s_hotel/Metadat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2-52-45-173-16.compute-1.amazonaws.com/aumenta-numero-de-latinos-con-puestos-publicos-en-eu-baten-record-en-202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co-shoes.store/index.php?route=product/category&amp;path=11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om-china.com/tags.php?/%E7%A9%BA%E6%B0%94%E6%B6%88%E6%AF%92%E5%99%A8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onoord.nl/maincor-kunststof-leidingsystemen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ges-grid.eu/uncategorized/gokautomaten-gokkasten-voor-geld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ges-grid.eu/uncategorized/konings-loterij-uitslag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izionidelgattaccio.it/prodotto/abbiamo-fatto-trenta-sbadabam/?add-to-cart=14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.mari.ru/mouo-yoshkarola/dou80/DocLib52/Forms/AllItems.aspx?contrastchange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.dmcbeam.org/olmsted-county-community-health/cd30033e3ef84c09817492f08275f02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.jed.macam.ac.il/article/2992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educationagentreviews.com/listing-tag/europ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history.ca/ci/artifact/display/17/small/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winorgan.com/?p=9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floras.org/florataxon.aspx?flora_id=3&amp;taxon_id=2000046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hook.co.kr/front/productdetail.php?productcode=0090010000000000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igageijutsu.blogspot.com/2009/07/notes-1-naomi-kawases-intima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issner-medizin.de/wbc.php?tpl=produktdetail.html&amp;pid=145&amp;rid=4&amp;recno=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cal_lite.php?sid=65c189576d2b4841393a2b4e0c55b0e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index.php?sid=0b11795cb19eb88688346edc5c3a851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profile.php?mode=sendpassword&amp;sid=8df7380b7ae941a8e113d7c921e7e05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search.php?sid=774c87b5b6cbd932030f847ce60a1f4c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o-mont.net/portfolio-item/fames-ac-turpi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almovers.com/d/gllhk202591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blogdelsergi.elviatgedelsergi.com/2006/04/budapest-i-romania-abril-de-200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c5u.1518.top/86023.html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cazadorbarandrestaurant.com/img/casa/menus/cazador_lunch_menu_color_2023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ectrosystems.ru/mwm_modul_units.ph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fantacalcio.altervista.org/forumphp/phpBB3/ucp.php?mode=register&amp;sid=f5cbc62614e613aa17712408b08a7e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ibrary.tucdlis.edu.np/handle/20.500.12902/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kshoopshoot.org/ashley-shepherd-200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kshoopshoot.org/curtis-paxton-198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pidalasercentar.blogspot.com/2014/10/hijaluronski-fileri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pidalasercentar.blogspot.com/2015/05/oslobodite-se-celulita-i-preoblikuj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sigloweb.com/2017/04/21/page/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-shop.by/tovar/dushevaya-kabina-pg900h-negr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memberlist.php?mode=team&amp;sid=2e6e7fe56397e55a162293c7b0633df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search.php?sid=41558b1a4b9312b06004060658189b7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ucp.php?mode=login&amp;sid=6589aff013f882751f7aa1be2145f8d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agyar.net/index.php?p=sitema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ergenciaslanzarote.com/incendio-contenedor-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erickdentallab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pireszechwan.com/6/216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bu-laser.com/Products_1/1072121694224273408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hdmachinetool.com/product/8/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ikipop.fi/category/15/accessories--equipme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jlkjgroup.com/15mw-wind-power-stator-shaft-1558421003977781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kremlin.ru/catalog/persons/1/events/by-date/02.08.20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metanir.com/Default.aspx?tabid=139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ptasr.co.id/product/heavy-duty-radiator-p257989.aspx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sfsjy.com/Product_details/1083389589021413376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szairwater.com/product/12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travelust.co/tag/alberta-iela-1-riga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able.eun.org/implementing_enable;jsessionid=0057743253E9812ED1DAB018A5B7597F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cyclopedia.uia.org/en/problem/gender-abortio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5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dlessparadigm.com/forum/showthread.php?tid=6756&amp;pid=303263&amp;mode=threade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etika.in.ua/ua/books/book-2/part-3/section-15/15-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obiketeam.tym.sk/images/2012/30gp/album/slides/DSCF258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yukraine.org/naukovo-metodychni-rekomendatsij-shhodo-pidgotovky-zvitu-z-ovd-pry-budivnytstvi-malyh-g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glish.bluebirdshandwoven.com/deep-se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glish.gnsnews.co.in/up-ips-officer-on-ventilator-amid-consuming-poisonous-substanc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unmundodesuenosfani.blogspot.com/2020/04/lunes-musical_20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aper.amwochenende.de/eweb/vfa/2022/11/12/RAW/7/882303/?download=tru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rotea.com/__media__/js/netsoltrademark.php?d=www.quangcaoso.net/can-ban-cho-thue-1/nha-dat-3/cho-thue-nha-dat-4/ha-noi-2/quan-ba-dinh-22/cho-thue-nha-8-tang-phuong-dien-bien-quan-ba-dinh-ha-noi---w550-s0-t258-s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sdod.gr/players/display_player.php?player_id=638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esellers.club/product-tag/decorativ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kgde.info/tag/digital-art-tutoria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kgde.info/tag/what-is-digital-marketin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menikulturu.com/osmanli-ordusunda-ermeni-askerler/tv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odam.ru/devushka-1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especialistas-recomiendan-mayores-dosis-progesterona-mejorar-fertilidad-casos-endometriosi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rss/seudonimo/el-jue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tag/experienci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hydrorelax.com/products/Nueva+cabina+de+Sauna+de+infrarrojos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neafamilycrisiscenter.org/make-a-don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martikm.kemenperin.go.id/forum/search.php?sid=3604a5cf8f980a6af40d182c0322ab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peranceetvie.com/Fiche.php?Id=65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sexblinds.com/tag/wakering-blind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.feifeiinc.com/custom-women-men-handbags-canvas-tote-bags-reusable-foldable-grocery-tote-canvas-cotton-shopping-bag-eco-friendly-produ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rolamp.com.ar/product/farola-monopi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rolegna.info/legna-da-ardere/legna-da-arder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elknievelpersonalinjury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pcur.16mb.com/index.php?option=com_content&amp;view=article&amp;id=721:2014-01-24-11-37-53&amp;catid=43:2011-12-19-11-45-35&amp;Itemid=17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tz.eu/Musia%EF%BF%BD%EF%BF%BDkiewicz201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wnc.info/psihologiya/4969-realiti-shoy-podtalkivaut-podrostkov-k-plasticheskoi-hiryrgii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.g-recolte.com/tag/%E3%82%A2%E3%83%BC%E3%83%88%E3%83%AA%E3%82%A8/page/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cellenceensemble.com/operation-coup-de-siffle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clusive-news.ru/poleznye-stati/r%D1%9Es%D1%99r%C2%B5r%D1%98riere-srers%D1%9Ar%D1%98r-r%D1%9Es%D1%92r%D1%95r%D1%95-3-r%D1%95srr%D1%95r%C2%B6r%C2%B5r%D1%95s-rer%C2%B7-r%C2%B7r-r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at.bplaced.net/forum/ucp.php?mode=delete_cookies&amp;sid=e9ccea602e37f74876c1d697d1ff80d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ert-rating.com/rus/rating-list_individualnye_reitingi_infrastrukturnye_reitingi_kua_oao_kinto_internet-treiding_-_birzha_na_tvoii_teritorii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ertus.bm.cm-uj.krakow.pl/scripts/expertus.cgi?KAT=G%3A%2FappData%2FExpertus%2FExpertus_DB%2Fpar%2Fk%2F01%2F&amp;FST=data.fst&amp;FDT=data.fdt&amp;ekran=ISO&amp;lnkmsk=2&amp;cond=AND&amp;mask=2&amp;F_00=02&amp;V_00=Salgado+Carmen+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onegocio.net/regalos-promocionales-para-empresas/112/hogar-y-decoracion/309/relojes-de-pared.aspx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tension.msstate.edu/plant-and-soil-sciences/dr-keri-denley-jon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7451.nexusboard.de/t3660f178-Stamina-Sets-nice-to-have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aspets.org/ways-to-help/thank-you-to-our-community-supporters/nin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atilbudnu.dk/malerfirma/kaas-bornholm-3/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cadeco.ru/iskusstvennyj-kamen/balyustrady2/opornyj-blok-isk-t-8010-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dmag.com/fallen/items/potter/alien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lmlawfirm.com/yousry-mahmoud-kamel-afifi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miliarterritory.us/2019/06/08/doll-distance-healing-spell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.theonering.net/~rolozo/cgi-bin/rolozo.cgi/image/garland?hide=-1025&amp;filename=ulmo.jp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dom.cz/index.php/porady/22-rady-cs-fandomu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foto.net/productsd16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gyarn.com/showproduct.asp?pid=18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mail.biz/mboard/ucp.php?mode=terms&amp;sid=2c0ec6f0680c184cc9c0339436c387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nell.com/tag/ml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memberlist.php?mode=leaders&amp;sid=7edeb5c9e384c26d280ef4f3e2850a7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ucp.php?mode=delete_cookies&amp;sid=bf66ee39070ebf736effb213865984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ucp.php?mode=privacy&amp;sid=f0e1ea364309c4de38efe0d00acf74a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yi.baidu.com/transpage?query=http://www.shdphg.com/news/505.html&amp;from=auto&amp;to=bul&amp;source=url&amp;render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q-jp.roland.com/faq/show/75980?back=front%2Fcategory%3Ashow&amp;category_id=8573&amp;page=1&amp;site_domain=default&amp;sort=sort_adjust_value&amp;sort_order=desc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rber.davidrumsey.com/luna/servlet/detail/FBC~100~1~1258~212799:Montague,-William?printerFriendly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shiontouchusa.com/index.php?route=product/category&amp;path=79_95_12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stdelivery10v.com/product-tag/80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unazoo.ru/za-chto-ne-lyubyat-rosomaxu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cterc.gov.ng/?URL=xn--wgb7bwr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dkazuno.jp/img/H30kyuukyuu-T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dfe.myreadyweb.com/webboard/topic-483330-91.html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droarredo.it/catalogo.php?cat=7&amp;nome=Classici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eds.itjobs.pt/feed/emprego?contract=1&amp;company=1508%2C599%2C2064%2C875&amp;q=microsoft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lpet.net/lwwgzo/dndqwy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lpet.net/yhjiqy/oxullk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mas-sahara.org/category/grupo-de-apoyo-de-ginebr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rien.anslinger-fliesen.de/category/siti-di-incontri-politici-ricerca-profilo-profile-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stivalducinemachinoisdeparis.com/spip.php?rubrique74&amp;lang=fr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wo-eisenach.de/apartments/ferienwohnung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f25fb088914b16c708f0a02b6733c9d-1222135310.ap-southeast-1.elb.amazonaws.com/tag/54-j-s-s-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hfnyc.org/volunteer-opportunity-feb-24-201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es.usgwarchives.net/oh/trumbull/bios/falkner.txt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m.ziaossalehin.ir/tag/%D9%85%D8%AD%D9%85%D8%AF-%D8%B1%D8%B3%D9%88%D9%84-%D8%A7%D9%84%D9%84%D9%87-%D9%81%DB%8C%D9%84%D9%85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mwelt.ru/38717-kamon-kamon-202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ance.cctv.com/special/C21922/20080821/102431.s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ance.dalycity.com/camedia.dalycity/news/category?Category=Gilbert+Family+Foundatio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director.com/pub/strategi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memberlist.php?mode=contactadmin&amp;sid=47cee3653e9ea0e14487cff8595a69c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memberlist.php?mode=contactadmin&amp;sid=c9efaa0ca5ef0c0607cf41ae7116988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i=ucp_notifications&amp;sid=6a8d68e4f0b73e56cc1794467d175f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delete_cookies&amp;sid=27ad83b7a0055e909a398478ef310af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privacy&amp;sid=a1bdd7de30ac4a95efcafc4944296cd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terms&amp;sid=2f34ae65bafead26100b49144243fb2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rmowymarketing.pl/slowo-kluczowe,crm-dla-fotowoltaiki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shmen.sk/index.php/datacen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tfunner.com/facom-809-x-stainless-steel-straight-rule-in-sleev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twalking.it/admin/pdf/eventi_istruttori/26052023377LocandinaFitwalking_2023_-_Cus_Brescia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xton.net/index.php/index/productview/id/1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z.upt.ro/index.php?cmd=stir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zjoterapia.katowice.pl/5-nowych-sposobw-w-2020-aby-naprawic-klimatyzacje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launtyourfitness.com/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loraurbana.net/fr/products-Convient-pour-Oase-Biotec-Screenmatic-&amp;-Remplacement-Etang-116324.cg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ndse.ru/transfor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.msu.ru/match/5230/frontend/view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australia.info/Galilean/aboil214156.html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ingtube.blog93.fc2.com/?tag=%E3%82%AA%E3%82%BA%E3%83%B4%E3%82%A1%E3%82%A6%E3%83%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aprint.com/brosuri078.ht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estmusic.blog.fc2.co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o.agriculturaregenerativa.es/viewtopic.php?f=12&amp;t=98&amp;sid=ffd402a3ee9a05daac377ea6993c2c27&amp;view=prin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-ntm.ntm.ru/ucp.php?mode=register&amp;sid=795bea94156223117ab1dfc254916b0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-okna.ru/index.php?/profile/780-andrew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bchobby.it/forum_hobby/memberlist.php?mode=leaders&amp;sid=09c4df54993d57d272c415748e6478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search.php?sid=5155cb21a4309bd5750b45ea80044ee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ucp.php?mode=terms&amp;sid=39aeff4b69f0069e8b73e3bfc889d20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ucp.php?mode=terms&amp;sid=e41ccfd281fbccd965c2c3112bf4238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droidkade.com/forumdisplay.php?36-%EF%BF%BD%EF%BF%BD%EF%BF%BD%EF%BF%BD%EF%BF%BD%EF%BF%BD-%EF%BF%BD%EF%BF%BD%EF%BF%BD%EF%BF%BD%EF%BF%BD%EF%BF%BD-%EF%BF%BD%EF%BF%BD%EF%BF%BD%EF%BF%BD%EF%BF%BD%EF%BF%BD%EF%BF%BD%EF%BF%BD%EF%BF%BD%EF%BF%BD&amp;s=9e02d9cf10466224411411ad06a6d51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birdlife.lt/ucp.php?mode=login&amp;sid=f24fa650de898f28299e1ad267df3d48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ozory.ru/bbs/viewtopic.php?t=24198&amp;sid=ed7fc259b22f2ad65eae0b348b6dbfc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ynamics.com.ru/app.php/help/faq?sid=0224e285999e614ad729aea5b3a9aed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ynamics.com.ru/memberlist.php?mode=contactadmin&amp;sid=344b90d0cbddea95903aa22834bd327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egosoft.com/viewforum.php?f=67&amp;sid=7868b0fd002aa20064eb5bb4ed3545c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forumat-bg.com/viewtopic.php?f=15&amp;t=46&amp;view=previous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hwaml.com/f8-13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idividi.com.mk/forum_posts.asp?TID=26981&amp;PID=314885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lohra-wiki.de/viewtopic.php?f=6&amp;t=69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minecraft-galaxy.ru/userkarma/162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moslezgi.ru/ucp.php?mode=delete_cookies&amp;sid=dd4868c3774dac8db4ebfd83ac1593b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nuvoton.com/ucp.php?mode=terms&amp;sid=2814ea68fe59df76b0a40aebeed5ba2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ossus.pl/search.php?search_id=active_topics&amp;sid=30b44e464ce7f6eabdbda15f9fa164a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ottawagolf.com/search.php?do=finduser&amp;userid=4205&amp;searchthreadid=74882&amp;contenttype=vBForum_Post&amp;showposts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roadto.de/memberlist.php?perpage=20&amp;username_match=begins&amp;username=W&amp;sort=username&amp;order=ascendin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partakpd.info/app.php/user/forgot_password?sid=260f21723a6b8d06af3571c9b404069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pearboy.com/viewforum.php?f=52&amp;sid=ace261dc759cb1417ee3018f817b5f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quashtest.com/search.php?search_id=unanswered&amp;sid=ff8c903cefbf805e085538fdb8ae6af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tiflocomp.ru/faq.php?sid=f93eae6c2cbb086d2659b88c8723319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uvb92.hu/groupcp.php?sid=826e13b12c50ca8cc54eb1b5a9af1594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vfm.1gb.ru/index.php?s=1080ff478ff83292f015eb226792c983&amp;act=Search&amp;f=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videomajstor.com/ucp.php?mode=login&amp;sid=4be55278704983f2de4e84786358b36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xmoto.tuxfamily.org/index.php?sid=e6397032b801d5a3af43b882d76f936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faq.php?sid=e46d38220a731f8343a4c84d3d899c7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index.php?sid=8ec399cf86f5adbf015feadfd7d6e95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search.php?sid=99f9b11b454a39f9ec55d8e59ed2be3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aadeez.com/ForumPosts.asp?TID=23076&amp;PID=499670&amp;title=sang-e-mah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groupcp.php?sid=a89a045d86db11a9cf92fac67ca0716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login.php?redirect=privmsg.php&amp;folder=inbox&amp;sid=b47ed94f829015ee5dd391dfd98af67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search.php?sid=9ac3301d742787ed138d5802ff69ec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ukcdogs.com/member.php?s=dd1b6d95f8c6dd72852ec486d44869dd&amp;action=getinfo&amp;find=lastposter&amp;forumid=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tobum.ru/portfolio/svadebnoe-foto/svadebnoe-foto-67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tolaborforum.fotoimpex.de/ratethread.php?tid=12384&amp;rating=3&amp;my_post_key=24a1a586a643392244a8279def5d5df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x.leuphana.de/portal/de/persons/bianka-troll(2948beed-365b-4916-8877-1af604370d3b)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qworld.org/tag/814.jsp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.hydrocoop.org/stockage-d-energie-nord-france-step-marin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.de.distfiles.macports.org/R-rFern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cismontesinos.com/%D0%BC%D0%BE%D0%B4%D0%B0-%D0%BE%D1%82-%D0%BA%D1%83%D1%82%D1%8E%D1%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cocomprooro.it/%E5%8F%B0-%E5%A1%91-%E8%B6%8A%E5%8D%97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ziska-koenig.de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zthiel.at/werkepdf.php?detail=5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-webconferencing.com/OnlineTraining/boy-scouts-online-training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pornforum.hotnatalia.com/post/399418-cutie-shyla-jennings-in-knee-socks-drops-cotton-panties-to-show-hot-young-as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stencilletters.com/2014/12/25/7inch-stencil-z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toj.szcafe.com/user/site_h2/gung/chun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wapgame.xtgem.com/?q=game+tcth+176x20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nch.people.com.cn/Chine/n/2014/0523/c31354-8731539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nch.presstv.ir/Detail/2023/05/26/704147/Un-jeune-Palestinien-tu%EF%BF%BD%EF%BF%BD-en-martyr-%EF%BF%BD%EF%BF%BD-al-Khali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sh-design.by/gallery-aerografiy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iendlynotes.monadiko.net/2011_06_05_archiv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iendlynotes.monadiko.net/2013/12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olovoadmin.ru/about/info/news/57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sbyzs.com/Case/18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ckotten.nl/index.php/archiefside/2019?view=archive&amp;month=1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-archive.freebsd.org/pub/FreeBSD-Archive/old-releases/ia64/5.1-RELEASE/5.1-RELEASE/packages/gnome/?C=M&amp;O=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ch.debian.org/raspbian/raspbian/pool/main/h/haskell-hslua-core/haskell-hslua-core_2.1.0-2.ds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cz.debian.org/debian/pool/main/e/enumerat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dk.xemacs.org/pub/mirrors/OpenBSD/snapshots/?C=S&amp;O=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fi.netbsd.org/pub/TeX/tex-archive/fonts/rosario/vf/Rosario-LightItalic-lf-ts1.v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jaist.ac.jp/pub/CPAN/modules/by-module/Validator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rpmfind.net/linux/RPM/mageia/7/armv7hl/media/core/updates/gimp-2.10.10-1.1.mga7.armv7hl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1220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2386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4131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4212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uk.freebsd.org/pub/OpenBSD/distfiles/by_cipher/sha256/wI/wIgzRs4wtQGJA6Z9qI33L3P/?C=N&amp;O=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2.freebsd.org/pub/FreeBSD-Archive/ports/amd64/packages-7.4-release/scheme/net-http-0.3.1_2.tbz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7.jp.netbsd.org/pub/GNU/gnuzilla/3.6.15/icecat-3.6.15-i686.tar.bz2.si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3.pl/tag/aranzacj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3.pl/wpis,281,fotograf-na-wesele-i-slub-w-rzeszowie-bartek-ziomek-fotogra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cking-amal.com/forum/posting.php?mode=reply&amp;f=39&amp;t=2042&amp;sid=3a9902648b8d41715d0c2db36346f7e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kugan.com/rssimg/cushion.php?url=temporarilye.blogspot.com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kushimapapa.com/category/takasaki/mykosodate/prepapamam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dacjalepszyswiat.pl/aktualnosci/zwierzeta-gminy-cz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eral.i-realestate.com.hk/category/%E9%81%93%E6%95%99%E5%87%BA%E6%AE%AF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kykoval.pl/auschwitz-birkenau-tour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kykoval.pl/problemy-na-prostate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lingcw.com/Hcw/143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stianist.sydneypenner.ca/?p=116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tbol.freebg.eu/%D0%BD%D0%BE%D1%82%D0%B8%D0%BD%D0%B3%D0%B0%D0%BC-%D1%84%D0%BE%D1%80%D0%B5%D1%81%D1%8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xexperience.com/2011/05/is-javafx-2-0-cross-platform/?replytocom=2013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zpchina.com/news/content.asp?id=219de5a6-27f6-4e54-a10c-31f60814fa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-w-a.com/sunday-august-10th-crack-t-at-space-ibiz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binetprzyjaznydzieciom.pl/media/epgwf/0u92kdt.php?c1d407=bd-rowa-dose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c.gizycko.pl/collections/show/45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la-adam.pl/page1.php?view=preview&amp;image=3&amp;category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leria.zseii.edu.pl/login.php?reload_once&amp;referer=displayimage.php%3Falbum%3D59%26pid%3D2293&amp;message_id=169951c32517e1ddf0958346172ae8d8&amp;message_icon=info#cpgMessageBloc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y_response 200</text:p>
          </table:table-cell>
          <table:table-cell table:style-name="ce1" office:value-type="string" calcext:value-type="string">
            <text:p>py_response 404</text:p>
          </table:table-cell>
          <table:table-cell table:style-name="ce1" office:value-type="string" calcext:value-type="string">
            <text:p>py_response other</text:p>
          </table:table-cell>
          <table:table-cell table:style-name="ce1" office:value-type="string" calcext:value-type="string">
            <text:p>bert_predict 200</text:p>
          </table:table-cell>
          <table:table-cell table:style-name="ce1" office:value-type="string" calcext:value-type="string">
            <text:p>bert_predict 404</text:p>
          </table:table-cell>
          <table:table-cell table:style-name="ce1" office:value-type="string" calcext:value-type="string">
            <text:p>bert_predict other</text:p>
          </table:table-cell>
          <table:table-cell table:style-name="ce1" office:value-type="string" calcext:value-type="string">
            <text:p>catboost_predict 200</text:p>
          </table:table-cell>
          <table:table-cell table:style-name="ce1" office:value-type="string" calcext:value-type="string">
            <text:p>catboost_predict 404</text:p>
          </table:table-cell>
          <table:table-cell table:style-name="ce1" office:value-type="string" calcext:value-type="string">
            <text:p>catboost_predict other</text:p>
          </table:table-cell>
        </table:table-row>
        <table:table-row table:style-name="ro1">
          <table:table-cell table:style-name="ce2" office:value-type="string" calcext:value-type="string">
            <text:p>py_response 200</text:p>
          </table:table-cell>
          <table:table-cell table:style-name="ce1" office:value-type="float" office:value="587" calcext:value-type="float">
            <text:p>587</text:p>
          </table:table-cell>
          <table:table-cell table:style-name="ce1" table:number-columns-repeated="8"/>
        </table:table-row>
        <table:table-row table:style-name="ro1">
          <table:table-cell table:style-name="ce2" office:value-type="string" calcext:value-type="string">
            <text:p>py_response 404</text:p>
          </table:table-cell>
          <table:table-cell table:style-name="ce1"/>
          <table:table-cell table:style-name="ce1" office:value-type="float" office:value="263" calcext:value-type="float">
            <text:p>263</text:p>
          </table:table-cell>
          <table:table-cell table:style-name="ce1" table:number-columns-repeated="7"/>
        </table:table-row>
        <table:table-row table:style-name="ro1">
          <table:table-cell table:style-name="ce2" office:value-type="string" calcext:value-type="string">
            <text:p>py_response other</text:p>
          </table:table-cell>
          <table:table-cell table:style-name="ce1" table:number-columns-repeated="2"/>
          <table:table-cell table:style-name="ce1" office:value-type="float" office:value="150" calcext:value-type="float">
            <text:p>150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bert_predict 20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2" calcext:value-type="float">
            <text:p>502</text:p>
          </table:table-cell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bert_predict 404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332" calcext:value-type="float">
            <text:p>332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bert_predict other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style-name="ce1" office:value-type="float" office:value="166" calcext:value-type="float">
            <text:p>166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atboost_predict 20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4" calcext:value-type="float">
            <text:p>794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catboost_predict 40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catboost_predict othe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2"/>
          <table:table-cell table:style-name="ce1" office:value-type="float" office:value="130" calcext:value-type="float">
            <text:p>130</text:p>
          </table:table-cell>
        </table:table-row>
      </table:table>
      <table:table table:name="summary_table" table:style-name="ta1">
        <table:table-column table:style-name="co6" table:default-cell-style-name="ce6"/>
        <table:table-column table:style-name="co6" table:number-columns-repeated="9" table:default-cell-style-name="ce1"/>
        <table:table-row table:style-name="ro1">
          <table:table-cell table:style-name="ce5"/>
          <table:table-cell office:value-type="string" calcext:value-type="string">
            <text:p>py_response 200</text:p>
          </table:table-cell>
          <table:table-cell office:value-type="string" calcext:value-type="string">
            <text:p>py_response 404</text:p>
          </table:table-cell>
          <table:table-cell office:value-type="string" calcext:value-type="string">
            <text:p>py_response other</text:p>
          </table:table-cell>
          <table:table-cell office:value-type="string" calcext:value-type="string">
            <text:p>bert_predict 200</text:p>
          </table:table-cell>
          <table:table-cell office:value-type="string" calcext:value-type="string">
            <text:p>bert_predict 404</text:p>
          </table:table-cell>
          <table:table-cell office:value-type="string" calcext:value-type="string">
            <text:p>bert_predict other</text:p>
          </table:table-cell>
          <table:table-cell office:value-type="string" calcext:value-type="string">
            <text:p>catboost_predict 200</text:p>
          </table:table-cell>
          <table:table-cell office:value-type="string" calcext:value-type="string">
            <text:p>catboost_predict 404</text:p>
          </table:table-cell>
          <table:table-cell office:value-type="string" calcext:value-type="string">
            <text:p>catboost_predict other</text:p>
          </table:table-cell>
        </table:table-row>
        <table:table-row table:style-name="ro1">
          <table:table-cell office:value-type="string" calcext:value-type="string">
            <text:p>py_response 200</text:p>
          </table:table-cell>
          <table:table-cell office:value-type="float" office:value="587" calcext:value-type="float">
            <text:p>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_response 40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_response other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t_predict 200</text:p>
          </table:table-cell>
          <table:table-cell office:value-type="float" office:value="327" calcext:value-type="float">
            <text:p>327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_predict 404</text:p>
          </table:table-cell>
          <table:table-cell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t_predict other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boost_predict 200</text:p>
          </table:table-cell>
          <table:table-cell office:value-type="float" office:value="488" calcext:value-type="float">
            <text:p>488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office:value-type="float" office:value="440" calcext:value-type="float">
            <text:p>440</text:p>
          </table:table-cell>
          <table:table-cell office:value-type="float" office:value="298" calcext:value-type="float">
            <text:p>298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boost_predict 40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catboost_predict other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</table:table>
      <table:named-expressions/>
      <table:database-ranges>
        <table:database-range table:name="__Anonymous_Sheet_DB__0" table:target-range-address="resp_summary_all.A1:resp_summary_all.D1001" table:display-filter-buttons="true"/>
        <table:database-range table:name="__Anonymous_Sheet_DB__1" table:target-range-address="resp_w_table.A1:resp_w_table.D10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16:23.149970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5T15:22:41.684450265</dc:date>
    <meta:editing-duration>PT7H23M20S</meta:editing-duration>
    <meta:editing-cycles>11</meta:editing-cycles>
    <meta:generator>LibreOffice/7.6.2.1$Linux_X86_64 LibreOffice_project/60$Build-1</meta:generator>
    <meta:document-statistic meta:table-count="3" meta:cell-count="8119" meta:object-count="0"/>
  </office:meta>
</office:document-meta>
</file>